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Pictures/200001D900004D40000039D63F28F259.svm"/>
  <manifest:file-entry manifest:media-type="" manifest:full-path="Pictures/2000028000004D40000039D66D04A017.svm"/>
  <manifest:file-entry manifest:media-type="" manifest:full-path="Pictures/200001A000004D40000039D6AEF21BF7.svm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application/binary" manifest:full-path="layout-cache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ny Kelman</text:p>
      <text:p text:style-name="Standard">ME 233 – Homework 4</text:p>
      <text:p text:style-name="Standard"/>
      <text:p text:style-name="Standard">1.a)</text:p>
      <text:p text:style-name="Standard"><draw:frame draw:style-name="fr3" draw:name="Object14" text:anchor-type="as-char" svg:width="8.0366in" svg:height="0.4382in" draw:z-index="0"><draw:object xlink:href="./Object 16" xlink:type="simple" xlink:show="embed" xlink:actuate="onLoad"/><draw:image xlink:href="./ObjectReplacements/Object 16" xlink:type="simple" xlink:show="embed" xlink:actuate="onLoad"/></draw:frame></text:p>
      <text:p text:style-name="Standard"><draw:frame draw:style-name="fr3" draw:name="Object2" text:anchor-type="as-char" svg:width="9.0189in" svg:height="0.4382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3" draw:name="Object1" text:anchor-type="as-char" svg:width="7.9035in" svg:height="0.5819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3" draw:name="Object3" text:anchor-type="as-char" svg:width="7.95in" svg:height="0.4382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3" draw:name="Object4" text:anchor-type="as-char" svg:width="7.8626in" svg:height="0.5819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draw:frame draw:style-name="fr3" draw:name="Object5" text:anchor-type="as-char" svg:width="7.9827in" svg:height="0.4382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1.b)</text:p>
      <text:p text:style-name="Standard"><draw:frame draw:style-name="fr3" draw:name="Object6" text:anchor-type="as-char" svg:width="3.0465in" svg:height="0.3929in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1.c)</text:p>
      <text:p text:style-name="Standard"><draw:frame draw:style-name="fr3" draw:name="Object7" text:anchor-type="as-char" svg:width="6.5299in" svg:height="0.3929in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1.d)</text:p>
      <text:p text:style-name="Standard"><draw:frame draw:style-name="fr3" draw:name="Object8" text:anchor-type="as-char" svg:width="7.8689in" svg:height="0.4457in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1.e)</text:p>
      <text:p text:style-name="Standard"><draw:frame draw:style-name="fr3" draw:name="Object9" text:anchor-type="as-char" svg:width="7.9256in" svg:height="0.5819in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><draw:frame draw:style-name="fr3" draw:name="Object11" text:anchor-type="as-char" svg:width="4.4437in" svg:height="0.4228in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<draw:frame draw:style-name="fr3" draw:name="Object10" text:anchor-type="as-char" svg:width="7.9327in" svg:height="0.4453in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1.f)</text:p>
      <text:p text:style-name="Standard"><draw:frame draw:style-name="fr3" draw:name="Object12" text:anchor-type="as-char" svg:width="2.028in" svg:height="0.1902in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1.g)</text:p>
      <text:p text:style-name="Standard"><draw:frame draw:style-name="fr3" draw:name="Object13" text:anchor-type="as-char" svg:width="2.9626in" svg:height="0.2772in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><draw:frame draw:style-name="fr3" draw:name="Object15" text:anchor-type="as-char" svg:width="4.9043in" svg:height="0.3047in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><draw:frame draw:style-name="fr3" draw:name="Object16" text:anchor-type="as-char" svg:width="5.2492in" svg:height="0.4874in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><draw:frame draw:style-name="fr3" draw:name="Object17" text:anchor-type="as-char" svg:width="6.6398in" svg:height="0.3047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Standard"><draw:frame draw:style-name="fr3" draw:name="Object18" text:anchor-type="as-char" svg:width="4.0354in" svg:height="0.3047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><text:soft-page-break/><draw:frame draw:style-name="fr3" draw:name="Object19" text:anchor-type="as-char" svg:width="7.9252in" svg:height="0.4453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Standard"><draw:frame draw:style-name="fr3" draw:name="Object20" text:anchor-type="as-char" svg:width="6.2902in" svg:height="0.4362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><draw:frame draw:style-name="fr3" draw:name="Object21" text:anchor-type="as-char" svg:width="3.7827in" svg:height="0.4583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Standard">1.h)</text:p>
      <text:p text:style-name="Standard"><draw:frame draw:style-name="fr3" draw:name="Object22" text:anchor-type="as-char" svg:width="6.2492in" svg:height="0.4571in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Standard"><draw:frame draw:style-name="fr3" draw:name="Object23" text:anchor-type="as-char" svg:width="6.65in" svg:height="0.4583in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Standard"><draw:frame draw:style-name="fr3" draw:name="Object24" text:anchor-type="as-char" svg:width="2.2098in" svg:height="0.3929in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Standard">1.i)</text:p>
      <text:p text:style-name="Standard"><draw:frame draw:style-name="fr3" draw:name="Object25" text:anchor-type="as-char" svg:width="4.9366in" svg:height="0.2772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Standard"><draw:frame draw:style-name="fr3" draw:name="Object26" text:anchor-type="as-char" svg:width="7.9335in" svg:height="0.7382in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Standard"><draw:frame draw:style-name="fr3" draw:name="Object27" text:anchor-type="as-char" svg:width="4.3827in" svg:height="0.5035in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Standard"><draw:frame draw:style-name="fr3" draw:name="Object28" text:anchor-type="as-char" svg:width="6.128in" svg:height="0.5035in" draw:z-index="29"><draw:object xlink:href="./Object 28" xlink:type="simple" xlink:show="embed" xlink:actuate="onLoad"/><draw:image xlink:href="./ObjectReplacements/Object 28" xlink:type="simple" xlink:show="embed" xlink:actuate="onLoad"/></draw:frame></text:p>
      <text:p text:style-name="Standard"><draw:frame draw:style-name="fr3" draw:name="Object29" text:anchor-type="as-char" svg:width="4.3882in" svg:height="0.461in" draw:z-index="30"><draw:object xlink:href="./Object 29" xlink:type="simple" xlink:show="embed" xlink:actuate="onLoad"/><draw:image xlink:href="./ObjectReplacements/Object 29" xlink:type="simple" xlink:show="embed" xlink:actuate="onLoad"/></draw:frame></text:p>
      <text:p text:style-name="Standard"><draw:frame draw:style-name="fr3" draw:name="Object33" text:anchor-type="as-char" svg:width="7.8744in" svg:height="0.4717in" draw:z-index="27"><draw:object xlink:href="./Object 33" xlink:type="simple" xlink:show="embed" xlink:actuate="onLoad"/><draw:image xlink:href="./ObjectReplacements/Object 33" xlink:type="simple" xlink:show="embed" xlink:actuate="onLoad"/></draw:frame></text:p>
      <text:p text:style-name="Standard">1.j)</text:p>
      <text:p text:style-name="Standard"><draw:frame draw:style-name="fr3" draw:name="Object34" text:anchor-type="as-char" svg:width="5.6126in" svg:height="0.4228in" draw:z-index="28"><draw:object xlink:href="./Object 34" xlink:type="simple" xlink:show="embed" xlink:actuate="onLoad"/><draw:image xlink:href="./ObjectReplacements/Object 34" xlink:type="simple" xlink:show="embed" xlink:actuate="onLoad"/></draw:frame></text:p>
      <text:p text:style-name="Standard"><draw:frame draw:style-name="fr3" draw:name="Object30" text:anchor-type="as-char" svg:width="1.922in" svg:height="0.4165in" draw:z-index="31"><draw:object xlink:href="./Object 30" xlink:type="simple" xlink:show="embed" xlink:actuate="onLoad"/><draw:image xlink:href="./ObjectReplacements/Object 30" xlink:type="simple" xlink:show="embed" xlink:actuate="onLoad"/></draw:frame></text:p>
      <text:p text:style-name="Standard"><draw:frame draw:style-name="fr3" draw:name="Object31" text:anchor-type="as-char" svg:width="3.5252in" svg:height="0.3929in" draw:z-index="32"><draw:object xlink:href="./Object 31" xlink:type="simple" xlink:show="embed" xlink:actuate="onLoad"/><draw:image xlink:href="./ObjectReplacements/Object 31" xlink:type="simple" xlink:show="embed" xlink:actuate="onLoad"/></draw:frame></text:p>
      <text:p text:style-name="Standard"/>
      <text:p text:style-name="Standard">2.a)</text:p>
      <text:p text:style-name="Standard"><draw:frame draw:style-name="fr3" draw:name="Object32" text:anchor-type="as-char" svg:width="2.8783in" svg:height="0.1902in" draw:z-index="33"><draw:object xlink:href="./Object 32" xlink:type="simple" xlink:show="embed" xlink:actuate="onLoad"/><draw:image xlink:href="./ObjectReplacements/Object 32" xlink:type="simple" xlink:show="embed" xlink:actuate="onLoad"/></draw:frame></text:p>
      <text:p text:style-name="Standard"><draw:frame draw:style-name="fr3" draw:name="Object35" text:anchor-type="as-char" svg:width="2.9626in" svg:height="0.2091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Standard"><draw:frame draw:style-name="fr3" draw:name="Object43" text:anchor-type="as-char" svg:width="4.1098in" svg:height="0.2138in" draw:z-index="45"><draw:object xlink:href="./Object 43" xlink:type="simple" xlink:show="embed" xlink:actuate="onLoad"/><draw:image xlink:href="./ObjectReplacements/Object 43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width="6.9252in" svg:height="5.1839in" draw:z-index="35"><draw:image xlink:href="Pictures/2000028000004D40000039D66D04A017.svm" xlink:type="simple" xlink:show="embed" xlink:actuate="onLoad"/></draw:frame><text:soft-page-break/>2.b)</text:p>
      <text:p text:style-name="Standard"><draw:frame draw:style-name="fr3" draw:name="Object37" text:anchor-type="as-char" svg:width="3.9972in" svg:height="0.4063in" draw:z-index="37"><draw:object xlink:href="./Object 37" xlink:type="simple" xlink:show="embed" xlink:actuate="onLoad"/><draw:image xlink:href="./ObjectReplacements/Object 37" xlink:type="simple" xlink:show="embed" xlink:actuate="onLoad"/></draw:frame></text:p>
      <text:p text:style-name="Standard"><draw:frame draw:style-name="fr3" draw:name="Object38" text:anchor-type="as-char" svg:width="7.9319in" svg:height="0.4717in" draw:z-index="36"><draw:object xlink:href="./Object 36" xlink:type="simple" xlink:show="embed" xlink:actuate="onLoad"/><draw:image xlink:href="./ObjectReplacements/Object 36" xlink:type="simple" xlink:show="embed" xlink:actuate="onLoad"/></draw:frame></text:p>
      <text:p text:style-name="Standard"><draw:frame draw:style-name="fr3" draw:name="Object36" text:anchor-type="as-char" svg:width="7.9445in" svg:height="0.4717in" draw:z-index="38"><draw:object xlink:href="./Object 38" xlink:type="simple" xlink:show="embed" xlink:actuate="onLoad"/><draw:image xlink:href="./ObjectReplacements/Object 38" xlink:type="simple" xlink:show="embed" xlink:actuate="onLoad"/></draw:frame></text:p>
      <text:p text:style-name="Standard"><draw:frame draw:style-name="fr3" draw:name="Object39" text:anchor-type="as-char" svg:width="2.3311in" svg:height="0.4126in" draw:z-index="39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<draw:frame draw:style-name="fr3" draw:name="Object40" text:anchor-type="as-char" svg:width="1.3055in" svg:height="0.1839in" draw:z-index="40"><draw:object xlink:href="./Object 40" xlink:type="simple" xlink:show="embed" xlink:actuate="onLoad"/><draw:image xlink:href="./ObjectReplacements/Object 40" xlink:type="simple" xlink:show="embed" xlink:actuate="onLoad"/></draw:frame></text:p>
      <text:p text:style-name="Standard">2.c)</text:p>
      <text:p text:style-name="Standard"><draw:frame draw:style-name="fr3" draw:name="Object41" text:anchor-type="as-char" svg:width="7.8764in" svg:height="0.4717in" draw:z-index="41"><draw:object xlink:href="./Object 41" xlink:type="simple" xlink:show="embed" xlink:actuate="onLoad"/><draw:image xlink:href="./ObjectReplacements/Object 41" xlink:type="simple" xlink:show="embed" xlink:actuate="onLoad"/></draw:frame></text:p>
      <text:p text:style-name="Standard"><draw:frame draw:style-name="fr3" draw:name="Object42" text:anchor-type="as-char" svg:width="3.9335in" svg:height="0.4402in" draw:z-index="42"><draw:object xlink:href="./Object 42" xlink:type="simple" xlink:show="embed" xlink:actuate="onLoad"/><draw:image xlink:href="./ObjectReplacements/Object 42" xlink:type="simple" xlink:show="embed" xlink:actuate="onLoad"/></draw:frame></text:p>
      <text:p text:style-name="Standard"/>
      <text:p text:style-name="Standard"/>
      <text:p text:style-name="Standard"><draw:frame draw:style-name="fr2" draw:name="graphics2" text:anchor-type="paragraph" svg:x="0in" svg:y="-0.3937in" svg:width="6.9252in" svg:height="5.1839in" draw:z-index="43"><draw:image xlink:href="Pictures/200001A000004D40000039D6AEF21BF7.svm" xlink:type="simple" xlink:show="embed" xlink:actuate="onLoad"/></draw:frame><draw:frame draw:style-name="fr2" draw:name="graphics3" text:anchor-type="paragraph" svg:x="0in" svg:y="4.6319in" svg:width="6.9252in" svg:height="5.1839in" draw:z-index="44"><draw:image xlink:href="Pictures/200001D900004D40000039D63F28F259.svm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ny Kelman</meta:initial-creator>
    <meta:creation-date>2010-02-02T13:28:01.46</meta:creation-date>
    <dc:date>2010-02-25T03:46:07.30</dc:date>
    <dc:creator>Tony Kelman</dc:creator>
    <meta:editing-duration>PT72H43M49S</meta:editing-duration>
    <meta:editing-cycles>89</meta:editing-cycles>
    <meta:generator>OpenOffice.org/3.1$Win32 OpenOffice.org_project/310m19$Build-9420</meta:generator>
    <meta:document-statistic meta:table-count="0" meta:image-count="3" meta:object-count="43" meta:page-count="4" meta:paragraph-count="58" meta:word-count="20" meta:character-count="12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i>Y</math:mi>
      </math:msub>
      <math:mrow>
        <math:mrow>
          <math:mo math:stretchy="false">(</math:mo>
          <math:mi>y</math:mi>
          <math:mo math:stretchy="false">)</math:mo>
        </math:mrow>
        <math:mo math:stretchy="false">=</math:mo>
        <math:mrow>
          <math:msubsup>
            <math:mo math:stretchy="false">∫</math:mo>
            <math:mrow>
              <math:mo math:stretchy="false">−</math:mo>
              <math:mo math:stretchy="false">∞</math:mo>
            </math:mrow>
            <math:mo math:stretchy="false">∞</math:mo>
          </math:msubsup>
          <math:msub>
            <math:mi>p</math:mi>
            <math:mi math:fontstyle="italic">XY</math:mi>
          </math:msub>
        </math:mrow>
      </math:mrow>
      <math:mrow>
        <math:mo math:stretchy="false">(</math:mo>
        <math:mrow>
          <math:mi>x</math:mi>
          <math:mi>,</math:mi>
          <math:mi>y</math:mi>
        </math:mrow>
        <math:mo math:stretchy="false">)</math:mo>
      </math:mrow>
      <math:mrow>
        <math:mi math:fontstyle="italic">dx</math:mi>
        <math:mo math:stretchy="false">=</math:mo>
        <math:mfenced math:open="{" math:close="}">
          <math:mrow>
            <math:mtable>
              <math:mtr>
                <math:mtd>
                  <math:mrow>
                    <math:msubsup>
                      <math:mo math:stretchy="false">∫</math:mo>
                      <math:mrow>
                        <math:mi>y</math:mi>
                        <math:mo math:stretchy="false">/</math:mo>
                        <math:mn>2</math:mn>
                      </math:mrow>
                      <math:mn>1</math:mn>
                    </math:msubsup>
                    <math:mi math:fontstyle="italic">dx</math:mi>
                  </math:mrow>
                </math:mtd>
                <math:mtd>
                  <math:mrow>
                    <math:mrow>
                      <math:mn>0</math:mn>
                      <math:mo math:stretchy="false">≤</math:mo>
                      <math:mi>y</math:mi>
                    </math:mrow>
                    <math:mo math:stretchy="false">≤</math:mo>
                    <math:mn>2</math:mn>
                  </math:mrow>
                </math:mtd>
              </math:mtr>
              <math:mtr>
                <math:mtd>
                  <math:mn>0</math:mn>
                </math:mtd>
                <math:mtd>
                  <math:mtext>elsewhere</math:mtext>
                </math:mtd>
              </math:mtr>
            </math:mtable>
            <math:mi/>
          </math:mrow>
        </math:mfenced>
      </math:mrow>
    </math:mrow>
    <math:annotation math:encoding="StarMath 5.0">p_Y(y) = int_{-infinity}^infinity p_XY(x,y) dx = left lbrace matrix{ int_{y/2}^1 dx # 0 &lt;= y &lt;= 2 ## 0 # "elsewhere"} ~~~~~~~~~~~~~~~~~~~~~~~~~~~~~~~~~~~~~~~~~~~~~~~~~~~~~~~~~~~~~~~~~~~~ right rbrace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o math:stretchy="false">{</math:mo>
          <math:mrow>
            <math:mrow>
              <math:mi>X</math:mi>
              <math:mo math:stretchy="false">∣</math:mo>
              <math:mi>Y</math:mi>
            </math:mrow>
            <math:mo math:stretchy="false">=</math:mo>
            <math:mi>y</math:mi>
          </math:mrow>
          <math:mo math:stretchy="false">}</math:mo>
        </math:mrow>
        <math:mo math:stretchy="false">=</math:mo>
        <math:mfenced math:open="{" math:close="}">
          <math:mrow>
            <math:mtable>
              <math:mtr>
                <math:mtd>
                  <math:mrow>
                    <math:mrow>
                      <math:mo math:stretchy="false">(</math:mo>
                      <math:mrow>
                        <math:mn>2</math:mn>
                        <math:mo math:stretchy="false">+</math:mo>
                        <math:mi>y</math:mi>
                      </math:mrow>
                      <math:mo math:stretchy="false">)</math:mo>
                    </math:mrow>
                    <math:mo math:stretchy="false">/</math:mo>
                    <math:mn>4</math:mn>
                  </math:mrow>
                </math:mtd>
                <math:mtd>
                  <math:mrow>
                    <math:mrow>
                      <math:mn>0</math:mn>
                      <math:mo math:stretchy="false">≤</math:mo>
                      <math:mi>y</math:mi>
                    </math:mrow>
                    <math:mo math:stretchy="false">≤</math:mo>
                    <math:mn>2</math:mn>
                  </math:mrow>
                </math:mtd>
              </math:mtr>
              <math:mtr>
                <math:mtd>
                  <math:mn>0</math:mn>
                </math:mtd>
                <math:mtd>
                  <math:mtext>elsewhere</math:mtext>
                </math:mtd>
              </math:mtr>
            </math:mtable>
            <math:mi/>
          </math:mrow>
        </math:mfenced>
      </math:mrow>
    </math:mrow>
    <math:annotation math:encoding="StarMath 5.0">E lbrace X divides Y = y rbrace = left lbrace matrix{(2 + y) / 4 # 0 &lt;= y &lt;= 2 ## 0 # "elsewhere"} ~~~~~~~~~~~~~~~~~~~~~~~~~~~~~~~~~~~~~~~~~~~~~~~~~~~~~~~~~~~~~~~~~~~~~~~~~~~~~~~~ right rbrace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 math:stretchy="false">∫</math:mo>
          <math:mrow>
            <math:mi>y</math:mi>
            <math:mo math:stretchy="false">/</math:mo>
            <math:mn>2</math:mn>
          </math:mrow>
          <math:mn>1</math:mn>
        </math:msubsup>
        <math:mrow>
          <math:mo math:stretchy="false">(</math:mo>
          <math:mrow>
            <math:mn>2</math:mn>
            <math:mrow>
              <math:mi>x</math:mi>
              <math:mo math:stretchy="false">/</math:mo>
              <math:mrow>
                <math:mo math:stretchy="false">(</math:mo>
                <math:mrow>
                  <math:mn>2</math:mn>
                  <math:mo math:stretchy="false">−</math:mo>
                  <math:mi>y</math:mi>
                </math:mrow>
                <math:mo math:stretchy="false">)</math:mo>
              </math:mrow>
            </math:mrow>
          </math:mrow>
          <math:mo math:stretchy="false">)</math:mo>
        </math:mrow>
      </math:mrow>
      <math:mrow>
        <math:mrow>
          <math:mrow>
            <math:mrow>
              <math:mi math:fontstyle="italic">dx</math:mi>
              <math:mo math:stretchy="false">=</math:mo>
              <math:mfrac>
                <math:mrow>
                  <math:mn>1</math:mn>
                  <math:mo math:stretchy="false">−</math:mo>
                  <math:mrow>
                    <math:msup>
                      <math:mi>y</math:mi>
                      <math:mn>2</math:mn>
                    </math:msup>
                    <math:mo math:stretchy="false">/</math:mo>
                    <math:mn>4</math:mn>
                  </math:mrow>
                </math:mrow>
                <math:mrow>
                  <math:mn>2</math:mn>
                  <math:mo math:stretchy="false">−</math:mo>
                  <math:mi>y</math:mi>
                </math:mrow>
              </math:mfrac>
            </math:mrow>
            <math:mo math:stretchy="false">=</math:mo>
            <math:mfrac>
              <math:mrow>
                <math:mn>4</math:mn>
                <math:mo math:stretchy="false">−</math:mo>
                <math:msup>
                  <math:mi>y</math:mi>
                  <math:mn>2</math:mn>
                </math:msup>
              </math:mrow>
              <math:mrow>
                <math:mn>4</math:mn>
                <math:mrow>
                  <math:mo math:stretchy="false">(</math:mo>
                  <math:mrow>
                    <math:mn>2</math:mn>
                    <math:mo math:stretchy="false">−</math:mo>
                    <math:mi>y</math:mi>
                  </math:mrow>
                  <math:mo math:stretchy="false">)</math:mo>
                </math:mrow>
              </math:mrow>
            </math:mfrac>
          </math:mrow>
          <math:mo math:stretchy="false">=</math:mo>
          <math:mfrac>
            <math:mrow>
              <math:mrow>
                <math:mo math:stretchy="false">(</math:mo>
                <math:mrow>
                  <math:mn>2</math:mn>
                  <math:mo math:stretchy="false">+</math:mo>
                  <math:mi>y</math:mi>
                </math:mrow>
                <math:mo math:stretchy="false">)</math:mo>
              </math:mrow>
              <math:mrow>
                <math:mo math:stretchy="false">(</math:mo>
                <math:mrow>
                  <math:mn>2</math:mn>
                  <math:mo math:stretchy="false">−</math:mo>
                  <math:mi>y</math:mi>
                </math:mrow>
                <math:mo math:stretchy="false">)</math:mo>
              </math:mrow>
            </math:mrow>
            <math:mrow>
              <math:mn>4</math:mn>
              <math:mrow>
                <math:mo math:stretchy="false">(</math:mo>
                <math:mrow>
                  <math:mn>2</math:mn>
                  <math:mo math:stretchy="false">−</math:mo>
                  <math:mi>y</math:mi>
                </math:mrow>
                <math:mo math:stretchy="false">)</math:mo>
              </math:mrow>
            </math:mrow>
          </math:mfrac>
        </math:mrow>
        <math:mo math:stretchy="false">=</math:mo>
        <math:mfrac>
          <math:mrow>
            <math:mn>2</math:mn>
            <math:mo math:stretchy="false">+</math:mo>
            <math:mi>y</math:mi>
          </math:mrow>
          <math:mn>4</math:mn>
        </math:mfrac>
      </math:mrow>
    </math:mrow>
    <math:annotation math:encoding="StarMath 5.0">int_{y/2}^1 (2 x / (2 - y)) dx = {1 - y^2 / 4} over {2 - y} = {4 - y^2} over {4 (2 - y)} = {(2 + y)(2 - y)} over {4 (2 - y)} = {2 + y} over 4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row>
            <math:mo math:stretchy="false">{</math:mo>
            <math:mrow>
              <math:mrow>
                <math:mi>X</math:mi>
                <math:mo math:stretchy="false">∣</math:mo>
                <math:mi>Y</math:mi>
              </math:mrow>
              <math:mo math:stretchy="false">=</math:mo>
              <math:mn>0.5</math:mn>
            </math:mrow>
            <math:mo math:stretchy="false">}</math:mo>
          </math:mrow>
          <math:mo math:stretchy="false">=</math:mo>
          <math:mrow>
            <math:mn>2.5</math:mn>
            <math:mo math:stretchy="false">/</math:mo>
            <math:mn>4</math:mn>
          </math:mrow>
        </math:mrow>
        <math:mo math:stretchy="false">=</math:mo>
        <math:mn>0.625</math:mn>
      </math:mrow>
    </math:mrow>
    <math:annotation math:encoding="StarMath 5.0">E lbrace X divides Y = 0.5 rbrace = 2.5 / 4 = 0.625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i>m</math:mi>
        <math:mrow>
          <math:mi>X</math:mi>
          <math:mo math:stretchy="false">∣</math:mo>
          <math:mi>Y</math:mi>
        </math:mrow>
      </math:msub>
      <math:mrow>
        <math:mrow>
          <math:mo math:stretchy="false">(</math:mo>
          <math:mi>y</math:mi>
          <math:mo math:stretchy="false">)</math:mo>
        </math:mrow>
        <math:mo math:stretchy="false">=</math:mo>
        <math:mi>E</math:mi>
      </math:mrow>
      <math:mrow>
        <math:mrow>
          <math:mo math:stretchy="false">{</math:mo>
          <math:mrow>
            <math:mrow>
              <math:mi>X</math:mi>
              <math:mo math:stretchy="false">∣</math:mo>
              <math:mi>Y</math:mi>
            </math:mrow>
            <math:mo math:stretchy="false">=</math:mo>
            <math:mi>y</math:mi>
          </math:mrow>
          <math:mo math:stretchy="false">}</math:mo>
        </math:mrow>
        <math:mo math:stretchy="false">=</math:mo>
        <math:mrow>
          <math:msubsup>
            <math:mo math:stretchy="false">∫</math:mo>
            <math:mrow>
              <math:mo math:stretchy="false">−</math:mo>
              <math:mo math:stretchy="false">∞</math:mo>
            </math:mrow>
            <math:mo math:stretchy="false">∞</math:mo>
          </math:msubsup>
          <math:mi>x</math:mi>
        </math:mrow>
      </math:mrow>
      <math:msub>
        <math:mi>p</math:mi>
        <math:mrow>
          <math:mi>X</math:mi>
          <math:mo math:stretchy="false">∣</math:mo>
          <math:mi>Y</math:mi>
        </math:mrow>
      </math:msub>
      <math:mrow>
        <math:mo math:stretchy="false">(</math:mo>
        <math:mrow>
          <math:mi>x</math:mi>
          <math:mo math:stretchy="false">∣</math:mo>
          <math:mi>y</math:mi>
        </math:mrow>
        <math:mo math:stretchy="false">)</math:mo>
      </math:mrow>
      <math:mi math:fontstyle="italic">dx</math:mi>
    </math:mrow>
    <math:annotation math:encoding="StarMath 5.0">m_{X divides Y}(y) = E lbrace X divides Y = y rbrace = int_{-infinity}^infinity x p_{X divides Y}(x divides y) dx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o math:stretchy="false">{</math:mo>
          <math:mrow>
            <math:msub>
              <math:mi>m</math:mi>
              <math:mrow>
                <math:mi>X</math:mi>
                <math:mo math:stretchy="false">∣</math:mo>
                <math:mi>Y</math:mi>
              </math:mrow>
            </math:msub>
            <math:mrow>
              <math:mo math:stretchy="false">(</math:mo>
              <math:mi>y</math:mi>
              <math:mo math:stretchy="false">)</math:mo>
            </math:mrow>
          </math:mrow>
          <math:mo math:stretchy="false">}</math:mo>
        </math:mrow>
        <math:mo math:stretchy="false">=</math:mo>
        <math:mrow>
          <math:msubsup>
            <math:mo math:stretchy="false">∫</math:mo>
            <math:mrow>
              <math:mo math:stretchy="false">−</math:mo>
              <math:mo math:stretchy="false">∞</math:mo>
            </math:mrow>
            <math:mo math:stretchy="false">∞</math:mo>
          </math:msubsup>
          <math:msub>
            <math:mi>m</math:mi>
            <math:mrow>
              <math:mi>X</math:mi>
              <math:mo math:stretchy="false">∣</math:mo>
              <math:mi>Y</math:mi>
            </math:mrow>
          </math:msub>
        </math:mrow>
      </math:mrow>
      <math:mrow>
        <math:mo math:stretchy="false">(</math:mo>
        <math:mi>y</math:mi>
        <math:mo math:stretchy="false">)</math:mo>
      </math:mrow>
      <math:msub>
        <math:mi>p</math:mi>
        <math:mi>Y</math:mi>
      </math:msub>
      <math:mrow>
        <math:mo math:stretchy="false">(</math:mo>
        <math:mi>y</math:mi>
        <math:mo math:stretchy="false">)</math:mo>
      </math:mrow>
      <math:mrow>
        <math:mi math:fontstyle="italic">dy</math:mi>
        <math:mo math:stretchy="false">=</math:mo>
        <math:mrow>
          <math:msubsup>
            <math:mo math:stretchy="false">∫</math:mo>
            <math:mrow>
              <math:mo math:stretchy="false">−</math:mo>
              <math:mo math:stretchy="false">∞</math:mo>
            </math:mrow>
            <math:mo math:stretchy="false">∞</math:mo>
          </math:msubsup>
          <math:mfenced math:open="" math:close="">
            <math:mrow>
              <math:mrow>
                <math:msubsup>
                  <math:mo math:stretchy="false">∫</math:mo>
                  <math:mrow>
                    <math:mo math:stretchy="false">−</math:mo>
                    <math:mo math:stretchy="false">∞</math:mo>
                  </math:mrow>
                  <math:mo math:stretchy="false">∞</math:mo>
                </math:msubsup>
                <math:mi>x</math:mi>
              </math:mrow>
              <math:msub>
                <math:mi>p</math:mi>
                <math:mrow>
                  <math:mi>X</math:mi>
                  <math:mo math:stretchy="false">∣</math:mo>
                  <math:mi>Y</math:mi>
                </math:mrow>
              </math:msub>
              <math:mrow>
                <math:mo math:stretchy="false">(</math:mo>
                <math:mrow>
                  <math:mi>x</math:mi>
                  <math:mo math:stretchy="false">∣</math:mo>
                  <math:mi>y</math:mi>
                </math:mrow>
                <math:mo math:stretchy="false">)</math:mo>
              </math:mrow>
              <math:mi math:fontstyle="italic">dx</math:mi>
            </math:mrow>
          </math:mfenced>
        </math:mrow>
      </math:mrow>
      <math:msub>
        <math:mi>p</math:mi>
        <math:mi>Y</math:mi>
      </math:msub>
      <math:mrow>
        <math:mo math:stretchy="false">(</math:mo>
        <math:mi>y</math:mi>
        <math:mo math:stretchy="false">)</math:mo>
      </math:mrow>
      <math:mi math:fontstyle="italic">dy</math:mi>
    </math:mrow>
    <math:annotation math:encoding="StarMath 5.0">E lbrace m_{X divides Y}(y) rbrace = int_{-infinity}^infinity m_{X divides Y}(y) p_Y(y) dy = int_{-infinity}^infinity left ( int_{-infinity}^infinity x p_{X divides Y}(x divides y) dx right ) p_Y(y) dy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o math:stretchy="false">{</math:mo>
          <math:mrow>
            <math:msub>
              <math:mi>m</math:mi>
              <math:mrow>
                <math:mi>X</math:mi>
                <math:mo math:stretchy="false">∣</math:mo>
                <math:mi>Y</math:mi>
              </math:mrow>
            </math:msub>
            <math:mrow>
              <math:mo math:stretchy="false">(</math:mo>
              <math:mi>y</math:mi>
              <math:mo math:stretchy="false">)</math:mo>
            </math:mrow>
          </math:mrow>
          <math:mo math:stretchy="false">}</math:mo>
        </math:mrow>
        <math:mo math:stretchy="false">=</math:mo>
        <math:mrow>
          <math:msubsup>
            <math:mo math:stretchy="false">∫</math:mo>
            <math:mrow>
              <math:mo math:stretchy="false">−</math:mo>
              <math:mo math:stretchy="false">∞</math:mo>
            </math:mrow>
            <math:mo math:stretchy="false">∞</math:mo>
          </math:msubsup>
          <math:mfenced math:open="" math:close="">
            <math:mrow>
              <math:mrow>
                <math:msubsup>
                  <math:mo math:stretchy="false">∫</math:mo>
                  <math:mrow>
                    <math:mo math:stretchy="false">−</math:mo>
                    <math:mo math:stretchy="false">∞</math:mo>
                  </math:mrow>
                  <math:mo math:stretchy="false">∞</math:mo>
                </math:msubsup>
                <math:mi>x</math:mi>
              </math:mrow>
              <math:mfrac>
                <math:mrow>
                  <math:msub>
                    <math:mi>p</math:mi>
                    <math:mi math:fontstyle="italic">XY</math:mi>
                  </math:msub>
                  <math:mrow>
                    <math:mo math:stretchy="false">(</math:mo>
                    <math:mrow>
                      <math:mi>x</math:mi>
                      <math:mi>,</math:mi>
                      <math:mi>y</math:mi>
                    </math:mrow>
                    <math:mo math:stretchy="false">)</math:mo>
                  </math:mrow>
                </math:mrow>
                <math:mrow>
                  <math:msub>
                    <math:mi>p</math:mi>
                    <math:mi>Y</math:mi>
                  </math:msub>
                  <math:mrow>
                    <math:mo math:stretchy="false">(</math:mo>
                    <math:mi>y</math:mi>
                    <math:mo math:stretchy="false">)</math:mo>
                  </math:mrow>
                </math:mrow>
              </math:mfrac>
              <math:mi math:fontstyle="italic">dx</math:mi>
            </math:mrow>
          </math:mfenced>
        </math:mrow>
      </math:mrow>
      <math:msub>
        <math:mi>p</math:mi>
        <math:mi>Y</math:mi>
      </math:msub>
      <math:mrow>
        <math:mo math:stretchy="false">(</math:mo>
        <math:mi>y</math:mi>
        <math:mo math:stretchy="false">)</math:mo>
      </math:mrow>
      <math:mrow>
        <math:mi math:fontstyle="italic">dy</math:mi>
        <math:mo math:stretchy="false">=</math:mo>
        <math:mrow>
          <math:msubsup>
            <math:mo math:stretchy="false">∫</math:mo>
            <math:mrow>
              <math:mo math:stretchy="false">−</math:mo>
              <math:mo math:stretchy="false">∞</math:mo>
            </math:mrow>
            <math:mo math:stretchy="false">∞</math:mo>
          </math:msubsup>
          <math:mrow>
            <math:msubsup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subsup>
            <math:mi>x</math:mi>
          </math:mrow>
        </math:mrow>
      </math:mrow>
      <math:msub>
        <math:mi>p</math:mi>
        <math:mi math:fontstyle="italic">XY</math:mi>
      </math:msub>
      <math:mrow>
        <math:mo math:stretchy="false">(</math:mo>
        <math:mrow>
          <math:mi>x</math:mi>
          <math:mi>,</math:mi>
          <math:mi>y</math:mi>
        </math:mrow>
        <math:mo math:stretchy="false">)</math:mo>
      </math:mrow>
      <math:mi math:fontstyle="italic">dx</math:mi>
      <math:mi math:fontstyle="italic">dy</math:mi>
    </math:mrow>
    <math:annotation math:encoding="StarMath 5.0">E lbrace m_{X divides Y}(y) rbrace = int_{-infinity}^infinity left ( int_{-infinity}^infinity x {p_XY(x, y)} over {p_Y(y)} dx right ) p_Y(y) dy = int_{-infinity}^infinity int_{-infinity}^infinity x p_XY(x, y) dx dy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i math:fontstyle="italic">XY</math:mi>
      </math:msub>
      <math:mrow>
        <math:mrow>
          <math:mo math:stretchy="false">(</math:mo>
          <math:mrow>
            <math:mi>x</math:mi>
            <math:mi>,</math:mi>
            <math:mi>y</math:mi>
          </math:mrow>
          <math:mo math:stretchy="false">)</math:mo>
        </math:mrow>
        <math:mo math:stretchy="false">=</math:mo>
        <math:mfenced math:open="{" math:close="}">
          <math:mrow>
            <math:mtable>
              <math:mtr>
                <math:mtd>
                  <math:mn>1</math:mn>
                </math:mtd>
                <math:mtd>
                  <math:mrow>
                    <math:mrow>
                      <math:mn>0</math:mn>
                      <math:mo math:stretchy="false">≤</math:mo>
                      <math:mi>y</math:mi>
                    </math:mrow>
                    <math:mo math:stretchy="false">≤</math:mo>
                    <math:mn>2x</math:mn>
                  </math:mrow>
                </math:mtd>
                <math:mtd>
                  <math:mrow>
                    <math:mrow>
                      <math:mn>0</math:mn>
                      <math:mo math:stretchy="false">≤</math:mo>
                      <math:mi>x</math:mi>
                    </math:mrow>
                    <math:mo math:stretchy="false">≤</math:mo>
                    <math:mn>1</math:mn>
                  </math:mrow>
                </math:mtd>
              </math:mtr>
              <math:mtr>
                <math:mtd>
                  <math:mn>0</math:mn>
                </math:mtd>
                <math:mtd>
                  <math:mtext>elsewhere</math:mtext>
                </math:mtd>
                <math:mtd>
                  <math:mtext/>
                </math:mtd>
              </math:mtr>
            </math:mtable>
            <math:mi/>
          </math:mrow>
        </math:mfenced>
      </math:mrow>
    </math:mrow>
    <math:annotation math:encoding="StarMath 5.0">p_XY(x,y) = left lbrace matrix{1 # 0 &lt;= y &lt;= 2x # 0 &lt;= x &lt;= 1 ## 0 # "elsewhere" # ""} ~~~~~~~~~~~~~~~~~~~~~~~~~~~~~~~~~~~~~~~~~~~~~~~~~~~~~~~~~~~~~~~~~~~~~~~~~~~~~~~~~ right rbrace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o math:stretchy="false">{</math:mo>
          <math:mrow>
            <math:msub>
              <math:mi>m</math:mi>
              <math:mrow>
                <math:mi>X</math:mi>
                <math:mo math:stretchy="false">∣</math:mo>
                <math:mi>Y</math:mi>
              </math:mrow>
            </math:msub>
            <math:mrow>
              <math:mo math:stretchy="false">(</math:mo>
              <math:mi>y</math:mi>
              <math:mo math:stretchy="false">)</math:mo>
            </math:mrow>
          </math:mrow>
          <math:mo math:stretchy="false">}</math:mo>
        </math:mrow>
        <math:mo math:stretchy="false">=</math:mo>
        <math:mrow>
          <math:msubsup>
            <math:mo math:stretchy="false">∫</math:mo>
            <math:mrow>
              <math:mo math:stretchy="false">−</math:mo>
              <math:mo math:stretchy="false">∞</math:mo>
            </math:mrow>
            <math:mo math:stretchy="false">∞</math:mo>
          </math:msubsup>
          <math:mrow>
            <math:msubsup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subsup>
            <math:mi>x</math:mi>
          </math:mrow>
        </math:mrow>
      </math:mrow>
      <math:msub>
        <math:mi>p</math:mi>
        <math:mi math:fontstyle="italic">XY</math:mi>
      </math:msub>
      <math:mrow>
        <math:mo math:stretchy="false">(</math:mo>
        <math:mrow>
          <math:mi>x</math:mi>
          <math:mi>,</math:mi>
          <math:mi>y</math:mi>
        </math:mrow>
        <math:mo math:stretchy="false">)</math:mo>
      </math:mrow>
      <math:mi math:fontstyle="italic">dx</math:mi>
      <math:mrow>
        <math:mi math:fontstyle="italic">dy</math:mi>
        <math:mo math:stretchy="false">=</math:mo>
        <math:mrow>
          <math:msubsup>
            <math:mo math:stretchy="false">∫</math:mo>
            <math:mrow>
              <math:mo math:stretchy="false">−</math:mo>
              <math:mo math:stretchy="false">∞</math:mo>
            </math:mrow>
            <math:mo math:stretchy="false">∞</math:mo>
          </math:msubsup>
          <math:mrow>
            <math:msubsup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subsup>
            <math:mi>x</math:mi>
          </math:mrow>
        </math:mrow>
      </math:mrow>
      <math:msub>
        <math:mi>p</math:mi>
        <math:mi math:fontstyle="italic">XY</math:mi>
      </math:msub>
      <math:mrow>
        <math:mo math:stretchy="false">(</math:mo>
        <math:mrow>
          <math:mi>x</math:mi>
          <math:mi>,</math:mi>
          <math:mi>y</math:mi>
        </math:mrow>
        <math:mo math:stretchy="false">)</math:mo>
      </math:mrow>
      <math:mi math:fontstyle="italic">dy</math:mi>
      <math:mrow>
        <math:mi math:fontstyle="italic">dx</math:mi>
        <math:mo math:stretchy="false">=</math:mo>
        <math:mrow>
          <math:msubsup>
            <math:mo math:stretchy="false">∫</math:mo>
            <math:mrow>
              <math:mo math:stretchy="false">−</math:mo>
              <math:mo math:stretchy="false">∞</math:mo>
            </math:mrow>
            <math:mo math:stretchy="false">∞</math:mo>
          </math:msubsup>
          <math:mi>x</math:mi>
        </math:mrow>
      </math:mrow>
      <math:mfenced math:open="" math:close="">
        <math:mrow>
          <math:mrow>
            <math:msubsup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subsup>
            <math:msub>
              <math:mi>p</math:mi>
              <math:mi math:fontstyle="italic">XY</math:mi>
            </math:msub>
          </math:mrow>
          <math:mrow>
            <math:mo math:stretchy="false">(</math:mo>
            <math:mrow>
              <math:mi>x</math:mi>
              <math:mi>,</math:mi>
              <math:mi>y</math:mi>
            </math:mrow>
            <math:mo math:stretchy="false">)</math:mo>
          </math:mrow>
          <math:mi math:fontstyle="italic">dy</math:mi>
        </math:mrow>
      </math:mfenced>
      <math:mi math:fontstyle="italic">dx</math:mi>
    </math:mrow>
    <math:annotation math:encoding="StarMath 5.0">E lbrace m_{X divides Y}(y) rbrace = int_{-infinity}^infinity int_{-infinity}^infinity x p_XY(x, y) dx dy = int_{-infinity}^infinity int_{-infinity}^infinity x p_XY(x, y) dy dx = int_{-infinity}^infinity x left ( int_{-infinity}^infinity p_XY(x, y) dy right ) dx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o math:stretchy="false">{</math:mo>
          <math:mrow>
            <math:msub>
              <math:mi>m</math:mi>
              <math:mrow>
                <math:mi>X</math:mi>
                <math:mo math:stretchy="false">∣</math:mo>
                <math:mi>Y</math:mi>
              </math:mrow>
            </math:msub>
            <math:mrow>
              <math:mo math:stretchy="false">(</math:mo>
              <math:mi>y</math:mi>
              <math:mo math:stretchy="false">)</math:mo>
            </math:mrow>
          </math:mrow>
          <math:mo math:stretchy="false">}</math:mo>
        </math:mrow>
        <math:mo math:stretchy="false">=</math:mo>
        <math:mrow>
          <math:msubsup>
            <math:mo math:stretchy="false">∫</math:mo>
            <math:mrow>
              <math:mo math:stretchy="false">−</math:mo>
              <math:mo math:stretchy="false">∞</math:mo>
            </math:mrow>
            <math:mo math:stretchy="false">∞</math:mo>
          </math:msubsup>
          <math:mi>x</math:mi>
        </math:mrow>
      </math:mrow>
      <math:mfenced math:open="" math:close="">
        <math:mrow>
          <math:mrow>
            <math:msubsup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subsup>
            <math:msub>
              <math:mi>p</math:mi>
              <math:mi math:fontstyle="italic">XY</math:mi>
            </math:msub>
          </math:mrow>
          <math:mrow>
            <math:mo math:stretchy="false">(</math:mo>
            <math:mrow>
              <math:mi>x</math:mi>
              <math:mi>,</math:mi>
              <math:mi>y</math:mi>
            </math:mrow>
            <math:mo math:stretchy="false">)</math:mo>
          </math:mrow>
          <math:mi math:fontstyle="italic">dy</math:mi>
        </math:mrow>
      </math:mfenced>
      <math:mrow>
        <math:mi math:fontstyle="italic">dx</math:mi>
        <math:mo math:stretchy="false">=</math:mo>
        <math:mrow>
          <math:msubsup>
            <math:mo math:stretchy="false">∫</math:mo>
            <math:mrow>
              <math:mo math:stretchy="false">−</math:mo>
              <math:mo math:stretchy="false">∞</math:mo>
            </math:mrow>
            <math:mo math:stretchy="false">∞</math:mo>
          </math:msubsup>
          <math:mi>x</math:mi>
        </math:mrow>
      </math:mrow>
      <math:msub>
        <math:mi>p</math:mi>
        <math:mi>X</math:mi>
      </math:msub>
      <math:mrow>
        <math:mo math:stretchy="false">(</math:mo>
        <math:mi>x</math:mi>
        <math:mo math:stretchy="false">)</math:mo>
      </math:mrow>
      <math:mi math:fontstyle="italic">dx</math:mi>
    </math:mrow>
    <math:annotation math:encoding="StarMath 5.0">E lbrace m_{X divides Y}(y) rbrace = int_{-infinity}^infinity x left ( int_{-infinity}^infinity p_XY(x, y) dy right ) dx = int_{-infinity}^infinity x p_X(x) dx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text>For this example, </math:mtext>
      <math:msub>
        <math:mi>m</math:mi>
        <math:mrow>
          <math:mi>X</math:mi>
          <math:mo math:stretchy="false">∣</math:mo>
          <math:mi>Y</math:mi>
        </math:mrow>
      </math:msub>
      <math:mrow>
        <math:mrow>
          <math:mo math:stretchy="false">(</math:mo>
          <math:mi>y</math:mi>
          <math:mo math:stretchy="false">)</math:mo>
        </math:mrow>
        <math:mo math:stretchy="false">=</math:mo>
        <math:mi>E</math:mi>
      </math:mrow>
      <math:mrow>
        <math:mrow>
          <math:mo math:stretchy="false">{</math:mo>
          <math:mrow>
            <math:mrow>
              <math:mi>X</math:mi>
              <math:mo math:stretchy="false">∣</math:mo>
              <math:mi>Y</math:mi>
            </math:mrow>
            <math:mo math:stretchy="false">=</math:mo>
            <math:mi>y</math:mi>
          </math:mrow>
          <math:mo math:stretchy="false">}</math:mo>
        </math:mrow>
        <math:mo math:stretchy="false">=</math:mo>
        <math:mfenced math:open="{" math:close="}">
          <math:mrow>
            <math:mtable>
              <math:mtr>
                <math:mtd>
                  <math:mrow>
                    <math:mrow>
                      <math:mo math:stretchy="false">(</math:mo>
                      <math:mrow>
                        <math:mn>2</math:mn>
                        <math:mo math:stretchy="false">+</math:mo>
                        <math:mi>y</math:mi>
                      </math:mrow>
                      <math:mo math:stretchy="false">)</math:mo>
                    </math:mrow>
                    <math:mo math:stretchy="false">/</math:mo>
                    <math:mn>4</math:mn>
                  </math:mrow>
                </math:mtd>
                <math:mtd>
                  <math:mrow>
                    <math:mrow>
                      <math:mn>0</math:mn>
                      <math:mo math:stretchy="false">≤</math:mo>
                      <math:mi>y</math:mi>
                    </math:mrow>
                    <math:mo math:stretchy="false">≤</math:mo>
                    <math:mn>2</math:mn>
                  </math:mrow>
                </math:mtd>
              </math:mtr>
              <math:mtr>
                <math:mtd>
                  <math:mn>0</math:mn>
                </math:mtd>
                <math:mtd>
                  <math:mtext>elsewhere</math:mtext>
                </math:mtd>
              </math:mtr>
            </math:mtable>
            <math:mi/>
          </math:mrow>
        </math:mfenced>
      </math:mrow>
    </math:mrow>
    <math:annotation math:encoding="StarMath 5.0">"For this example, " m_{X divides Y}(y) = E lbrace X divides Y = y rbrace = left lbrace matrix{(2 + y) / 4 # 0 &lt;= y &lt;= 2 ## 0 # "elsewhere"} ~~~~~~~~~~~~~~~~~~~~~~~~~~~~~~~~~~~~~~~~~~~~~~~~~~~ right rbrace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text>alternately, </math:mtext>
      <math:msub>
        <math:mi>p</math:mi>
        <math:mi math:fontstyle="italic">XY</math:mi>
      </math:msub>
      <math:mrow>
        <math:mrow>
          <math:mo math:stretchy="false">(</math:mo>
          <math:mrow>
            <math:mi>x</math:mi>
            <math:mi>,</math:mi>
            <math:mi>y</math:mi>
          </math:mrow>
          <math:mo math:stretchy="false">)</math:mo>
        </math:mrow>
        <math:mo math:stretchy="false">=</math:mo>
        <math:mfenced math:open="{" math:close="}">
          <math:mrow>
            <math:mtable>
              <math:mtr>
                <math:mtd>
                  <math:mn>1</math:mn>
                </math:mtd>
                <math:mtd>
                  <math:mrow>
                    <math:mrow>
                      <math:mn>0</math:mn>
                      <math:mo math:stretchy="false">≤</math:mo>
                      <math:mi>y</math:mi>
                    </math:mrow>
                    <math:mo math:stretchy="false">≤</math:mo>
                    <math:mn>2</math:mn>
                  </math:mrow>
                </math:mtd>
                <math:mtd>
                  <math:mrow>
                    <math:mrow>
                      <math:mrow>
                        <math:mi>y</math:mi>
                        <math:mo math:stretchy="false">/</math:mo>
                        <math:mn>2</math:mn>
                      </math:mrow>
                      <math:mo math:stretchy="false">≤</math:mo>
                      <math:mi>x</math:mi>
                    </math:mrow>
                    <math:mo math:stretchy="false">≤</math:mo>
                    <math:mn>1</math:mn>
                  </math:mrow>
                </math:mtd>
              </math:mtr>
              <math:mtr>
                <math:mtd>
                  <math:mn>0</math:mn>
                </math:mtd>
                <math:mtd>
                  <math:mtext>elsewhere</math:mtext>
                </math:mtd>
                <math:mtd>
                  <math:mtext/>
                </math:mtd>
              </math:mtr>
            </math:mtable>
            <math:mi/>
          </math:mrow>
        </math:mfenced>
      </math:mrow>
    </math:mrow>
    <math:annotation math:encoding="StarMath 5.0">"alternately, " p_XY(x,y) = left lbrace matrix{1 # 0 &lt;= y &lt;= 2 # y/2 &lt;= x &lt;= 1 ## 0 # "elsewhere" # ""} ~~~~~~~~~~~~~~~~~~~~~~~~~~~~~~~~~~~~~~~~~~~~~~~~~~~~~~~~~~~~~~~~~~~~~~~~~~~~~~~~~ right rbrace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o math:stretchy="false">{</math:mo>
          <math:mrow>
            <math:msub>
              <math:mi>m</math:mi>
              <math:mrow>
                <math:mi>X</math:mi>
                <math:mo math:stretchy="false">∣</math:mo>
                <math:mi>Y</math:mi>
              </math:mrow>
            </math:msub>
            <math:mrow>
              <math:mo math:stretchy="false">(</math:mo>
              <math:mi>y</math:mi>
              <math:mo math:stretchy="false">)</math:mo>
            </math:mrow>
          </math:mrow>
          <math:mo math:stretchy="false">}</math:mo>
        </math:mrow>
        <math:mo math:stretchy="false">=</math:mo>
        <math:mrow>
          <math:msubsup>
            <math:mo math:stretchy="false">∫</math:mo>
            <math:mrow>
              <math:mo math:stretchy="false">−</math:mo>
              <math:mo math:stretchy="false">∞</math:mo>
            </math:mrow>
            <math:mo math:stretchy="false">∞</math:mo>
          </math:msubsup>
          <math:msub>
            <math:mi>m</math:mi>
            <math:mrow>
              <math:mi>X</math:mi>
              <math:mo math:stretchy="false">∣</math:mo>
              <math:mi>Y</math:mi>
            </math:mrow>
          </math:msub>
        </math:mrow>
      </math:mrow>
      <math:mrow>
        <math:mo math:stretchy="false">(</math:mo>
        <math:mi>y</math:mi>
        <math:mo math:stretchy="false">)</math:mo>
      </math:mrow>
      <math:msub>
        <math:mi>p</math:mi>
        <math:mi>Y</math:mi>
      </math:msub>
      <math:mrow>
        <math:mo math:stretchy="false">(</math:mo>
        <math:mi>y</math:mi>
        <math:mo math:stretchy="false">)</math:mo>
      </math:mrow>
      <math:mrow>
        <math:mrow>
          <math:mrow>
            <math:mi math:fontstyle="italic">dy</math:mi>
            <math:mo math:stretchy="false">=</math:mo>
            <math:mrow>
              <math:msubsup>
                <math:mo math:stretchy="false">∫</math:mo>
                <math:mn>0</math:mn>
                <math:mn>2</math:mn>
              </math:msubsup>
              <math:mrow>
                <math:mfrac>
                  <math:mrow>
                    <math:mn>2</math:mn>
                    <math:mo math:stretchy="false">+</math:mo>
                    <math:mi>y</math:mi>
                  </math:mrow>
                  <math:mn>4</math:mn>
                </math:mfrac>
                <math:mfenced math:open="" math:close="">
                  <math:mrow>
                    <math:mn>1</math:mn>
                    <math:mo math:stretchy="false">−</math:mo>
                    <math:mfrac>
                      <math:mi>y</math:mi>
                      <math:mn>2</math:mn>
                    </math:mfrac>
                  </math:mrow>
                </math:mfenced>
                <math:mi math:fontstyle="italic">dy</math:mi>
              </math:mrow>
            </math:mrow>
          </math:mrow>
          <math:mo math:stretchy="false">=</math:mo>
          <math:mrow>
            <math:msubsup>
              <math:mo math:stretchy="false">∫</math:mo>
              <math:mn>0</math:mn>
              <math:mn>2</math:mn>
            </math:msubsup>
            <math:mrow>
              <math:mfrac>
                <math:mrow>
                  <math:mrow>
                    <math:mo math:stretchy="false">(</math:mo>
                    <math:mrow>
                      <math:mn>2</math:mn>
                      <math:mo math:stretchy="false">+</math:mo>
                      <math:mi>y</math:mi>
                    </math:mrow>
                    <math:mo math:stretchy="false">)</math:mo>
                  </math:mrow>
                  <math:mrow>
                    <math:mo math:stretchy="false">(</math:mo>
                    <math:mrow>
                      <math:mn>2</math:mn>
                      <math:mo math:stretchy="false">−</math:mo>
                      <math:mi>y</math:mi>
                    </math:mrow>
                    <math:mo math:stretchy="false">)</math:mo>
                  </math:mrow>
                </math:mrow>
                <math:mn>8</math:mn>
              </math:mfrac>
              <math:mi math:fontstyle="italic">dy</math:mi>
            </math:mrow>
          </math:mrow>
        </math:mrow>
        <math:mo math:stretchy="false">=</math:mo>
        <math:mrow>
          <math:msubsup>
            <math:mo math:stretchy="false">∫</math:mo>
            <math:mn>0</math:mn>
            <math:mn>2</math:mn>
          </math:msubsup>
          <math:mrow>
            <math:mfrac>
              <math:mrow>
                <math:mn>4</math:mn>
                <math:mo math:stretchy="false">−</math:mo>
                <math:msup>
                  <math:mi>y</math:mi>
                  <math:mn>2</math:mn>
                </math:msup>
              </math:mrow>
              <math:mn>8</math:mn>
            </math:mfrac>
            <math:mi math:fontstyle="italic">dy</math:mi>
          </math:mrow>
        </math:mrow>
      </math:mrow>
    </math:mrow>
    <math:annotation math:encoding="StarMath 5.0">E lbrace m_{X divides Y}(y) rbrace = int_{-infinity}^infinity m_{X divides Y}(y) p_Y(y) dy = int_0^2 {{2 + y} over 4 left ( 1 - y over 2 right ) dy} = int_0^2 {{(2 + y) (2 - y)} over 8 dy} = int_0^2 {{4 - y^2} over 8 dy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o math:stretchy="false">{</math:mo>
          <math:mrow>
            <math:msub>
              <math:mi>m</math:mi>
              <math:mrow>
                <math:mi>X</math:mi>
                <math:mo math:stretchy="false">∣</math:mo>
                <math:mi>Y</math:mi>
              </math:mrow>
            </math:msub>
            <math:mrow>
              <math:mo math:stretchy="false">(</math:mo>
              <math:mi>y</math:mi>
              <math:mo math:stretchy="false">)</math:mo>
            </math:mrow>
          </math:mrow>
          <math:mo math:stretchy="false">}</math:mo>
        </math:mrow>
        <math:mo math:stretchy="false">=</math:mo>
        <math:mrow>
          <math:msubsup>
            <math:mo math:stretchy="false">∫</math:mo>
            <math:mn>0</math:mn>
            <math:mn>2</math:mn>
          </math:msubsup>
          <math:mfenced math:open="" math:close="">
            <math:mrow>
              <math:mfrac>
                <math:mn>1</math:mn>
                <math:mn>2</math:mn>
              </math:mfrac>
              <math:mo math:stretchy="false">−</math:mo>
              <math:mfrac>
                <math:msup>
                  <math:mi>y</math:mi>
                  <math:mn>2</math:mn>
                </math:msup>
                <math:mn>8</math:mn>
              </math:mfrac>
            </math:mrow>
          </math:mfenced>
        </math:mrow>
      </math:mrow>
      <math:mrow>
        <math:mrow>
          <math:mrow>
            <math:mrow>
              <math:mi math:fontstyle="italic">dy</math:mi>
              <math:mo math:stretchy="false">=</math:mo>
              <math:mrow>
                <math:mn>1</math:mn>
                <math:mo math:stretchy="false">−</math:mo>
                <math:mfrac>
                  <math:msup>
                    <math:mn>2</math:mn>
                    <math:mn>3</math:mn>
                  </math:msup>
                  <math:mrow>
                    <math:mn>3</math:mn>
                    <math:mo math:stretchy="false">⋅</math:mo>
                    <math:mn>8</math:mn>
                  </math:mrow>
                </math:mfrac>
              </math:mrow>
            </math:mrow>
            <math:mo math:stretchy="false">=</math:mo>
            <math:mrow>
              <math:mn>1</math:mn>
              <math:mo math:stretchy="false">−</math:mo>
              <math:mfrac>
                <math:mn>8</math:mn>
                <math:mn>24</math:mn>
              </math:mfrac>
            </math:mrow>
          </math:mrow>
          <math:mo math:stretchy="false">=</math:mo>
          <math:mfrac>
            <math:mn>2</math:mn>
            <math:mn>3</math:mn>
          </math:mfrac>
        </math:mrow>
        <math:mo math:stretchy="false">=</math:mo>
        <math:msub>
          <math:mi>m</math:mi>
          <math:mi>X</math:mi>
        </math:msub>
      </math:mrow>
    </math:mrow>
    <math:annotation math:encoding="StarMath 5.0">E lbrace m_{X divides Y}(y) rbrace = int_0^2 left ( 1 over 2 - y^2 over 8 right ) dy = 1 - 2^3 over {3 cdot 8} = 1 - 8 over 24 = 2 over 3 = m_X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Λ</math:mo>
          <math:mrow>
            <math:msub>
              <math:mi>m</math:mi>
              <math:mrow>
                <math:mi>X</math:mi>
                <math:mo math:stretchy="false">∣</math:mo>
                <math:mi>Y</math:mi>
              </math:mrow>
            </math:msub>
            <math:msub>
              <math:mi>m</math:mi>
              <math:mrow>
                <math:mi>X</math:mi>
                <math:mo math:stretchy="false">∣</math:mo>
                <math:mi>Y</math:mi>
              </math:mrow>
            </math:msub>
          </math:mrow>
        </math:msub>
        <math:mo math:stretchy="false">=</math:mo>
        <math:mrow>
          <math:msubsup>
            <math:mo math:stretchy="false">∫</math:mo>
            <math:mrow>
              <math:mo math:stretchy="false">−</math:mo>
              <math:mo math:stretchy="false">∞</math:mo>
            </math:mrow>
            <math:mo math:stretchy="false">∞</math:mo>
          </math:msubsup>
          <math:msup>
            <math:mrow>
              <math:mo math:stretchy="false">(</math:mo>
              <math:mrow>
                <math:msub>
                  <math:mi>m</math:mi>
                  <math:mrow>
                    <math:mi>X</math:mi>
                    <math:mo math:stretchy="false">∣</math:mo>
                    <math:mi>Y</math:mi>
                  </math:mrow>
                </math:msub>
                <math:mrow>
                  <math:mrow>
                    <math:mo math:stretchy="false">(</math:mo>
                    <math:mi>y</math:mi>
                    <math:mo math:stretchy="false">)</math:mo>
                  </math:mrow>
                  <math:mo math:stretchy="false">−</math:mo>
                  <math:msub>
                    <math:mi>m</math:mi>
                    <math:mi>X</math:mi>
                  </math:msub>
                </math:mrow>
              </math:mrow>
              <math:mo math:stretchy="false">)</math:mo>
            </math:mrow>
            <math:mn>2</math:mn>
          </math:msup>
        </math:mrow>
      </math:mrow>
      <math:msub>
        <math:mi>p</math:mi>
        <math:mi>Y</math:mi>
      </math:msub>
      <math:mrow>
        <math:mo math:stretchy="false">(</math:mo>
        <math:mi>y</math:mi>
        <math:mo math:stretchy="false">)</math:mo>
      </math:mrow>
      <math:mrow>
        <math:mi math:fontstyle="italic">dy</math:mi>
        <math:mo math:stretchy="false">=</math:mo>
        <math:mrow>
          <math:msubsup>
            <math:mo math:stretchy="false">∫</math:mo>
            <math:mn>0</math:mn>
            <math:mn>2</math:mn>
          </math:msubsup>
          <math:msup>
            <math:mfenced math:open="" math:close="">
              <math:mrow>
                <math:mfrac>
                  <math:mrow>
                    <math:mn>2</math:mn>
                    <math:mo math:stretchy="false">+</math:mo>
                    <math:mi>y</math:mi>
                  </math:mrow>
                  <math:mn>4</math:mn>
                </math:mfrac>
                <math:mo math:stretchy="false">−</math:mo>
                <math:mfrac>
                  <math:mn>2</math:mn>
                  <math:mn>3</math:mn>
                </math:mfrac>
              </math:mrow>
            </math:mfenced>
            <math:mn>2</math:mn>
          </math:msup>
        </math:mrow>
      </math:mrow>
      <math:mfenced math:open="" math:close="">
        <math:mrow>
          <math:mn>1</math:mn>
          <math:mo math:stretchy="false">−</math:mo>
          <math:mfrac>
            <math:mi>y</math:mi>
            <math:mn>2</math:mn>
          </math:mfrac>
        </math:mrow>
      </math:mfenced>
      <math:mrow>
        <math:mi math:fontstyle="italic">dy</math:mi>
        <math:mo math:stretchy="false">=</math:mo>
        <math:mrow>
          <math:msubsup>
            <math:mo math:stretchy="false">∫</math:mo>
            <math:mn>0</math:mn>
            <math:mn>2</math:mn>
          </math:msubsup>
          <math:msup>
            <math:mfenced math:open="" math:close="">
              <math:mfrac>
                <math:mrow>
                  <math:mn>3</math:mn>
                  <math:mrow>
                    <math:mi>y</math:mi>
                    <math:mo math:stretchy="false">−</math:mo>
                    <math:mn>2</math:mn>
                  </math:mrow>
                </math:mrow>
                <math:mn>12</math:mn>
              </math:mfrac>
            </math:mfenced>
            <math:mn>2</math:mn>
          </math:msup>
        </math:mrow>
      </math:mrow>
      <math:mfrac>
        <math:mrow>
          <math:mo math:stretchy="false">(</math:mo>
          <math:mrow>
            <math:mn>2</math:mn>
            <math:mo math:stretchy="false">−</math:mo>
            <math:mi>y</math:mi>
          </math:mrow>
          <math:mo math:stretchy="false">)</math:mo>
        </math:mrow>
        <math:mn>2</math:mn>
      </math:mfrac>
      <math:mi math:fontstyle="italic">dy</math:mi>
    </math:mrow>
    <math:annotation math:encoding="StarMath 5.0">%LAMBDA_{m_{X divides Y} m_{X divides Y}} = int_{-infinity}^infinity (m_{X divides Y}(y) - m_X)^2 p_Y(y) dy = int_0^2 left ( {2 + y} over 4 - 2 over 3 right )^2 left ( 1 - y over 2 right ) dy = int_0^2 left ( {3 y - 2} over 12 right )^2 (2 - y) over 2 dy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Λ</math:mo>
          <math:mrow>
            <math:msub>
              <math:mi>m</math:mi>
              <math:mrow>
                <math:mi>X</math:mi>
                <math:mo math:stretchy="false">∣</math:mo>
                <math:mi>Y</math:mi>
              </math:mrow>
            </math:msub>
            <math:msub>
              <math:mi>m</math:mi>
              <math:mrow>
                <math:mi>X</math:mi>
                <math:mo math:stretchy="false">∣</math:mo>
                <math:mi>Y</math:mi>
              </math:mrow>
            </math:msub>
          </math:mrow>
        </math:msub>
        <math:mo math:stretchy="false">=</math:mo>
        <math:mrow>
          <math:msubsup>
            <math:mo math:stretchy="false">∫</math:mo>
            <math:mn>0</math:mn>
            <math:mn>2</math:mn>
          </math:msubsup>
          <math:mfenced math:open="" math:close="">
            <math:mfrac>
              <math:mrow>
                <math:mn>9</math:mn>
                <math:mrow>
                  <math:msup>
                    <math:mi>y</math:mi>
                    <math:mn>2</math:mn>
                  </math:msup>
                  <math:mo math:stretchy="false">−</math:mo>
                  <math:mn>12</math:mn>
                </math:mrow>
                <math:mrow>
                  <math:mi>y</math:mi>
                  <math:mo math:stretchy="false">+</math:mo>
                  <math:mn>4</math:mn>
                </math:mrow>
              </math:mrow>
              <math:mn>144</math:mn>
            </math:mfrac>
          </math:mfenced>
        </math:mrow>
      </math:mrow>
      <math:mfrac>
        <math:mrow>
          <math:mo math:stretchy="false">(</math:mo>
          <math:mrow>
            <math:mn>2</math:mn>
            <math:mo math:stretchy="false">−</math:mo>
            <math:mi>y</math:mi>
          </math:mrow>
          <math:mo math:stretchy="false">)</math:mo>
        </math:mrow>
        <math:mn>2</math:mn>
      </math:mfrac>
      <math:mrow>
        <math:mi math:fontstyle="italic">dy</math:mi>
        <math:mo math:stretchy="false">=</math:mo>
        <math:mrow>
          <math:msubsup>
            <math:mo math:stretchy="false">∫</math:mo>
            <math:mn>0</math:mn>
            <math:mn>2</math:mn>
          </math:msubsup>
          <math:mfrac>
            <math:mrow>
              <math:mrow>
                <math:mn>8</math:mn>
                <math:mo math:stretchy="false">−</math:mo>
                <math:mn>28</math:mn>
              </math:mrow>
              <math:mrow>
                <math:mi>y</math:mi>
                <math:mo math:stretchy="false">+</math:mo>
                <math:mn>30</math:mn>
              </math:mrow>
              <math:mrow>
                <math:msup>
                  <math:mi>y</math:mi>
                  <math:mn>2</math:mn>
                </math:msup>
                <math:mo math:stretchy="false">−</math:mo>
                <math:mn>9</math:mn>
              </math:mrow>
              <math:msup>
                <math:mi>y</math:mi>
                <math:mn>3</math:mn>
              </math:msup>
            </math:mrow>
            <math:mn>288</math:mn>
          </math:mfrac>
        </math:mrow>
      </math:mrow>
      <math:mrow>
        <math:mi math:fontstyle="italic">dy</math:mi>
        <math:mo math:stretchy="false">=</math:mo>
        <math:mfrac>
          <math:mrow>
            <math:mrow>
              <math:mrow>
                <math:mrow>
                  <math:mn>8</math:mn>
                  <math:mo math:stretchy="false">⋅</math:mo>
                  <math:mn>2</math:mn>
                </math:mrow>
                <math:mo math:stretchy="false">−</math:mo>
                <math:mrow>
                  <math:mn>14</math:mn>
                  <math:mo math:stretchy="false">⋅</math:mo>
                  <math:msup>
                    <math:mn>2</math:mn>
                    <math:mn>2</math:mn>
                  </math:msup>
                </math:mrow>
              </math:mrow>
              <math:mo math:stretchy="false">+</math:mo>
              <math:mrow>
                <math:mn>10</math:mn>
                <math:mo math:stretchy="false">⋅</math:mo>
                <math:msup>
                  <math:mn>2</math:mn>
                  <math:mn>3</math:mn>
                </math:msup>
              </math:mrow>
            </math:mrow>
            <math:mo math:stretchy="false">−</math:mo>
            <math:mrow>
              <math:mrow>
                <math:mn>9</math:mn>
                <math:mo math:stretchy="false">⋅</math:mo>
                <math:msup>
                  <math:mn>2</math:mn>
                  <math:mn>4</math:mn>
                </math:msup>
              </math:mrow>
              <math:mo math:stretchy="false">/</math:mo>
              <math:mn>4</math:mn>
            </math:mrow>
          </math:mrow>
          <math:mn>288</math:mn>
        </math:mfrac>
      </math:mrow>
    </math:mrow>
    <math:annotation math:encoding="StarMath 5.0">%LAMBDA_{m_{X divides Y} m_{X divides Y}} = int_0^2 left ( {9 y^2 - 12 y + 4} over 144 right ) (2 - y) over 2 dy = int_0^2 {{8 - 28 y + 30 y^2 - 9 y^3} over 288} dy = {8 cdot 2 - 14 cdot 2^2 + 10 cdot 2^3 - 9 cdot 2^4 / 4} over 288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Λ</math:mo>
          <math:mrow>
            <math:msub>
              <math:mi>m</math:mi>
              <math:mrow>
                <math:mi>X</math:mi>
                <math:mo math:stretchy="false">∣</math:mo>
                <math:mi>Y</math:mi>
              </math:mrow>
            </math:msub>
            <math:msub>
              <math:mi>m</math:mi>
              <math:mrow>
                <math:mi>X</math:mi>
                <math:mo math:stretchy="false">∣</math:mo>
                <math:mi>Y</math:mi>
              </math:mrow>
            </math:msub>
          </math:mrow>
        </math:msub>
        <math:mo math:stretchy="false">=</math:mo>
        <math:mfrac>
          <math:mrow>
            <math:mrow>
              <math:mrow>
                <math:mn>16</math:mn>
                <math:mo math:stretchy="false">−</math:mo>
                <math:mn>56</math:mn>
              </math:mrow>
              <math:mo math:stretchy="false">+</math:mo>
              <math:mn>80</math:mn>
            </math:mrow>
            <math:mo math:stretchy="false">−</math:mo>
            <math:mn>36</math:mn>
          </math:mrow>
          <math:mn>288</math:mn>
        </math:mfrac>
      </math:mrow>
      <math:mo math:stretchy="false">=</math:mo>
      <math:mfrac>
        <math:mn>1</math:mn>
        <math:mn>72</math:mn>
      </math:mfrac>
    </math:mrow>
    <math:annotation math:encoding="StarMath 5.0">%LAMBDA_{m_{X divides Y} m_{X divides Y}} = {16 - 56 + 80 - 36} over 288 = 1 over 72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Λ</math:mo>
        <math:mrow>
          <math:mrow>
            <math:mi>X</math:mi>
            <math:mo math:stretchy="false">∣</math:mo>
            <math:mi>Y</math:mi>
          </math:mrow>
          <math:mrow>
            <math:mi>X</math:mi>
            <math:mo math:stretchy="false">∣</math:mo>
            <math:mi>Y</math:mi>
          </math:mrow>
        </math:mrow>
      </math:msub>
      <math:mrow>
        <math:mrow>
          <math:mo math:stretchy="false">(</math:mo>
          <math:mi>y</math:mi>
          <math:mo math:stretchy="false">)</math:mo>
        </math:mrow>
        <math:mo math:stretchy="false">=</math:mo>
        <math:mi>E</math:mi>
      </math:mrow>
      <math:mrow>
        <math:mrow>
          <math:mo math:stretchy="false">{</math:mo>
          <math:mrow>
            <math:msup>
              <math:mrow>
                <math:mo math:stretchy="false">(</math:mo>
                <math:mrow>
                  <math:mrow>
                    <math:mi>X</math:mi>
                    <math:mo math:stretchy="false">−</math:mo>
                    <math:msub>
                      <math:mi>m</math:mi>
                      <math:mrow>
                        <math:mi>X</math:mi>
                        <math:mo math:stretchy="false">∣</math:mo>
                        <math:mi>Y</math:mi>
                      </math:mrow>
                    </math:msub>
                  </math:mrow>
                  <math:mrow>
                    <math:mo math:stretchy="false">(</math:mo>
                    <math:mi>y</math:mi>
                    <math:mo math:stretchy="false">)</math:mo>
                  </math:mrow>
                </math:mrow>
                <math:mo math:stretchy="false">)</math:mo>
              </math:mrow>
              <math:mn>2</math:mn>
            </math:msup>
            <math:mrow>
              <math:mi/>
              <math:mo math:stretchy="false">∣</math:mo>
              <math:mi/>
            </math:mrow>
            <math:mrow>
              <math:mi>Y</math:mi>
              <math:mo math:stretchy="false">=</math:mo>
              <math:mi>y</math:mi>
            </math:mrow>
          </math:mrow>
          <math:mo math:stretchy="false">}</math:mo>
        </math:mrow>
        <math:mo math:stretchy="false">=</math:mo>
        <math:mrow>
          <math:msubsup>
            <math:mo math:stretchy="false">∫</math:mo>
            <math:mrow>
              <math:mo math:stretchy="false">−</math:mo>
              <math:mo math:stretchy="false">∞</math:mo>
            </math:mrow>
            <math:mo math:stretchy="false">∞</math:mo>
          </math:msubsup>
          <math:msup>
            <math:mrow>
              <math:mo math:stretchy="false">(</math:mo>
              <math:mrow>
                <math:mrow>
                  <math:mi>x</math:mi>
                  <math:mo math:stretchy="false">−</math:mo>
                  <math:msub>
                    <math:mi>m</math:mi>
                    <math:mrow>
                      <math:mi>X</math:mi>
                      <math:mo math:stretchy="false">∣</math:mo>
                      <math:mi>Y</math:mi>
                    </math:mrow>
                  </math:msub>
                </math:mrow>
                <math:mrow>
                  <math:mo math:stretchy="false">(</math:mo>
                  <math:mi>y</math:mi>
                  <math:mo math:stretchy="false">)</math:mo>
                </math:mrow>
              </math:mrow>
              <math:mo math:stretchy="false">)</math:mo>
            </math:mrow>
            <math:mn>2</math:mn>
          </math:msup>
        </math:mrow>
      </math:mrow>
      <math:msub>
        <math:mi>p</math:mi>
        <math:mrow>
          <math:mi>X</math:mi>
          <math:mo math:stretchy="false">∣</math:mo>
          <math:mi>Y</math:mi>
        </math:mrow>
      </math:msub>
      <math:mrow>
        <math:mo math:stretchy="false">(</math:mo>
        <math:mrow>
          <math:mi>x</math:mi>
          <math:mo math:stretchy="false">∣</math:mo>
          <math:mi>y</math:mi>
        </math:mrow>
        <math:mo math:stretchy="false">)</math:mo>
      </math:mrow>
      <math:mi math:fontstyle="italic">dx</math:mi>
    </math:mrow>
    <math:annotation math:encoding="StarMath 5.0">%LAMBDA_{X divides Y X divides Y}(y) = E lbrace (X - m_{X divides Y}(y))^2 ` divides ` Y = y rbrace = int_{-infinity}^infinity (x - m_{X divides Y}(y))^2 p_{X divides Y}(x divides y) dx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Λ</math:mo>
        <math:mrow>
          <math:mrow>
            <math:mi>X</math:mi>
            <math:mo math:stretchy="false">∣</math:mo>
            <math:mi>Y</math:mi>
          </math:mrow>
          <math:mrow>
            <math:mi>X</math:mi>
            <math:mo math:stretchy="false">∣</math:mo>
            <math:mi>Y</math:mi>
          </math:mrow>
        </math:mrow>
      </math:msub>
      <math:mrow>
        <math:mrow>
          <math:mo math:stretchy="false">(</math:mo>
          <math:mi>y</math:mi>
          <math:mo math:stretchy="false">)</math:mo>
        </math:mrow>
        <math:mo math:stretchy="false">=</math:mo>
        <math:mfenced math:open="{" math:close="}">
          <math:mrow>
            <math:mtable>
              <math:mtr>
                <math:mtd>
                  <math:mrow>
                    <math:mrow>
                      <math:msubsup>
                        <math:mo math:stretchy="false">∫</math:mo>
                        <math:mrow>
                          <math:mi>y</math:mi>
                          <math:mo math:stretchy="false">/</math:mo>
                          <math:mn>2</math:mn>
                        </math:mrow>
                        <math:mn>1</math:mn>
                      </math:msubsup>
                      <math:msup>
                        <math:mfenced math:open="" math:close="">
                          <math:mrow>
                            <math:mi>x</math:mi>
                            <math:mo math:stretchy="false">−</math:mo>
                            <math:mfrac>
                              <math:mrow>
                                <math:mn>2</math:mn>
                                <math:mo math:stretchy="false">+</math:mo>
                                <math:mi>y</math:mi>
                              </math:mrow>
                              <math:mn>4</math:mn>
                            </math:mfrac>
                          </math:mrow>
                        </math:mfenced>
                        <math:mn>2</math:mn>
                      </math:msup>
                    </math:mrow>
                    <math:mfrac>
                      <math:mn>2</math:mn>
                      <math:mrow>
                        <math:mn>2</math:mn>
                        <math:mo math:stretchy="false">−</math:mo>
                        <math:mi>y</math:mi>
                      </math:mrow>
                    </math:mfrac>
                    <math:mi math:fontstyle="italic">dx</math:mi>
                  </math:mrow>
                </math:mtd>
                <math:mtd>
                  <math:mrow>
                    <math:mrow>
                      <math:mn>0</math:mn>
                      <math:mo math:stretchy="false">≤</math:mo>
                      <math:mi>y</math:mi>
                    </math:mrow>
                    <math:mo math:stretchy="false">≤</math:mo>
                    <math:mn>2</math:mn>
                  </math:mrow>
                </math:mtd>
              </math:mtr>
              <math:mtr>
                <math:mtd>
                  <math:mn>0</math:mn>
                </math:mtd>
                <math:mtd>
                  <math:mtext>elsewhere</math:mtext>
                </math:mtd>
              </math:mtr>
            </math:mtable>
            <math:mi/>
          </math:mrow>
        </math:mfenced>
      </math:mrow>
    </math:mrow>
    <math:annotation math:encoding="StarMath 5.0">%LAMBDA_{X divides Y X divides Y}(y) = left lbrace matrix{int_{y/2}^1 left ( x - {2 + y} over 4 right )^2 2 over {2 - y} dx # 0 &lt;= y &lt;= 2 ## 0 # "elsewhere"} ~~~~~~~~~~~~~~~~~~~~~~~~~~~~~~~~~~~~~~~~~~~~~~~~~~~~~~~~~~~~~~~~~ right rbrace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 math:stretchy="false">∫</math:mo>
          <math:mrow>
            <math:mi>y</math:mi>
            <math:mo math:stretchy="false">/</math:mo>
            <math:mn>2</math:mn>
          </math:mrow>
          <math:mn>1</math:mn>
        </math:msubsup>
        <math:msup>
          <math:mfenced math:open="" math:close="">
            <math:mrow>
              <math:mi>x</math:mi>
              <math:mo math:stretchy="false">−</math:mo>
              <math:mfrac>
                <math:mrow>
                  <math:mn>2</math:mn>
                  <math:mo math:stretchy="false">+</math:mo>
                  <math:mi>y</math:mi>
                </math:mrow>
                <math:mn>4</math:mn>
              </math:mfrac>
            </math:mrow>
          </math:mfenced>
          <math:mn>2</math:mn>
        </math:msup>
      </math:mrow>
      <math:mfrac>
        <math:mn>2</math:mn>
        <math:mrow>
          <math:mn>2</math:mn>
          <math:mo math:stretchy="false">−</math:mo>
          <math:mi>y</math:mi>
        </math:mrow>
      </math:mfrac>
      <math:mrow>
        <math:mi math:fontstyle="italic">dx</math:mi>
        <math:mo math:stretchy="false">=</math:mo>
        <math:mfrac>
          <math:mn>2</math:mn>
          <math:mrow>
            <math:mn>3</math:mn>
            <math:mrow>
              <math:mo math:stretchy="false">(</math:mo>
              <math:mrow>
                <math:mn>2</math:mn>
                <math:mo math:stretchy="false">−</math:mo>
                <math:mi>y</math:mi>
              </math:mrow>
              <math:mo math:stretchy="false">)</math:mo>
            </math:mrow>
          </math:mrow>
        </math:mfrac>
      </math:mrow>
      <math:mfenced math:open="" math:close="">
        <math:mrow>
          <math:msup>
            <math:mfenced math:open="" math:close="">
              <math:mrow>
                <math:mn>1</math:mn>
                <math:mo math:stretchy="false">−</math:mo>
                <math:mfrac>
                  <math:mrow>
                    <math:mn>2</math:mn>
                    <math:mo math:stretchy="false">+</math:mo>
                    <math:mi>y</math:mi>
                  </math:mrow>
                  <math:mn>4</math:mn>
                </math:mfrac>
              </math:mrow>
            </math:mfenced>
            <math:mn>3</math:mn>
          </math:msup>
          <math:mo math:stretchy="false">−</math:mo>
          <math:msup>
            <math:mfenced math:open="" math:close="">
              <math:mrow>
                <math:mfrac>
                  <math:mi>y</math:mi>
                  <math:mn>2</math:mn>
                </math:mfrac>
                <math:mo math:stretchy="false">−</math:mo>
                <math:mfrac>
                  <math:mrow>
                    <math:mn>2</math:mn>
                    <math:mo math:stretchy="false">+</math:mo>
                    <math:mi>y</math:mi>
                  </math:mrow>
                  <math:mn>4</math:mn>
                </math:mfrac>
              </math:mrow>
            </math:mfenced>
            <math:mn>3</math:mn>
          </math:msup>
        </math:mrow>
      </math:mfenced>
    </math:mrow>
    <math:annotation math:encoding="StarMath 5.0">int_{y/2}^1 left ( x - {2 + y} over 4 right )^2 2 over {2 - y} dx = 2 over {3 (2 - y)} left ( left ( 1 - {2 + y} over 4 right )^3 - left ( y over 2 - {2 + y} over 4 right )^3 right )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 math:stretchy="false">∫</math:mo>
          <math:mrow>
            <math:mi>y</math:mi>
            <math:mo math:stretchy="false">/</math:mo>
            <math:mn>2</math:mn>
          </math:mrow>
          <math:mn>1</math:mn>
        </math:msubsup>
        <math:msup>
          <math:mfenced math:open="" math:close="">
            <math:mrow>
              <math:mi>x</math:mi>
              <math:mo math:stretchy="false">−</math:mo>
              <math:mfrac>
                <math:mrow>
                  <math:mn>2</math:mn>
                  <math:mo math:stretchy="false">+</math:mo>
                  <math:mi>y</math:mi>
                </math:mrow>
                <math:mn>4</math:mn>
              </math:mfrac>
            </math:mrow>
          </math:mfenced>
          <math:mn>2</math:mn>
        </math:msup>
      </math:mrow>
      <math:mfrac>
        <math:mn>2</math:mn>
        <math:mrow>
          <math:mn>2</math:mn>
          <math:mo math:stretchy="false">−</math:mo>
          <math:mi>y</math:mi>
        </math:mrow>
      </math:mfrac>
      <math:mrow>
        <math:mi math:fontstyle="italic">dx</math:mi>
        <math:mo math:stretchy="false">=</math:mo>
        <math:mfrac>
          <math:mn>2</math:mn>
          <math:mrow>
            <math:mn>3</math:mn>
            <math:mrow>
              <math:mo math:stretchy="false">(</math:mo>
              <math:mrow>
                <math:mn>2</math:mn>
                <math:mo math:stretchy="false">−</math:mo>
                <math:mi>y</math:mi>
              </math:mrow>
              <math:mo math:stretchy="false">)</math:mo>
            </math:mrow>
          </math:mrow>
        </math:mfrac>
      </math:mrow>
      <math:mrow>
        <math:mfenced math:open="" math:close="">
          <math:mrow>
            <math:msup>
              <math:mfenced math:open="" math:close="">
                <math:mfrac>
                  <math:mrow>
                    <math:mn>2</math:mn>
                    <math:mo math:stretchy="false">−</math:mo>
                    <math:mi>y</math:mi>
                  </math:mrow>
                  <math:mn>4</math:mn>
                </math:mfrac>
              </math:mfenced>
              <math:mn>3</math:mn>
            </math:msup>
            <math:mo math:stretchy="false">−</math:mo>
            <math:msup>
              <math:mfenced math:open="" math:close="">
                <math:mfrac>
                  <math:mrow>
                    <math:mrow>
                      <math:mo math:stretchy="false">−</math:mo>
                      <math:mn>2</math:mn>
                    </math:mrow>
                    <math:mo math:stretchy="false">+</math:mo>
                    <math:mi>y</math:mi>
                  </math:mrow>
                  <math:mn>4</math:mn>
                </math:mfrac>
              </math:mfenced>
              <math:mn>3</math:mn>
            </math:msup>
          </math:mrow>
        </math:mfenced>
        <math:mo math:stretchy="false">=</math:mo>
        <math:mfrac>
          <math:mn>2</math:mn>
          <math:mrow>
            <math:mn>3</math:mn>
            <math:mrow>
              <math:mo math:stretchy="false">(</math:mo>
              <math:mrow>
                <math:mn>2</math:mn>
                <math:mo math:stretchy="false">−</math:mo>
                <math:mi>y</math:mi>
              </math:mrow>
              <math:mo math:stretchy="false">)</math:mo>
            </math:mrow>
          </math:mrow>
        </math:mfrac>
      </math:mrow>
      <math:mfenced math:open="" math:close="">
        <math:mrow>
          <math:msup>
            <math:mfenced math:open="" math:close="">
              <math:mfrac>
                <math:mrow>
                  <math:mn>2</math:mn>
                  <math:mo math:stretchy="false">−</math:mo>
                  <math:mi>y</math:mi>
                </math:mrow>
                <math:mn>4</math:mn>
              </math:mfrac>
            </math:mfenced>
            <math:mn>3</math:mn>
          </math:msup>
          <math:mo math:stretchy="false">+</math:mo>
          <math:msup>
            <math:mfenced math:open="" math:close="">
              <math:mfrac>
                <math:mrow>
                  <math:mn>2</math:mn>
                  <math:mo math:stretchy="false">−</math:mo>
                  <math:mi>y</math:mi>
                </math:mrow>
                <math:mn>4</math:mn>
              </math:mfrac>
            </math:mfenced>
            <math:mn>3</math:mn>
          </math:msup>
        </math:mrow>
      </math:mfenced>
    </math:mrow>
    <math:annotation math:encoding="StarMath 5.0">int_{y/2}^1 left ( x - {2 + y} over 4 right )^2 2 over {2 - y} dx = 2 over {3 (2 - y)} left ( left ( {2 - y} over 4 right )^3 - left ( {-2 + y} over 4 right )^3 right ) = 2 over {3 (2 - y)} left ( left ( {2 - y} over 4 right )^3 + left ( {2 - y} over 4 right )^3 right )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 math:stretchy="false">∫</math:mo>
          <math:mrow>
            <math:mi>y</math:mi>
            <math:mo math:stretchy="false">/</math:mo>
            <math:mn>2</math:mn>
          </math:mrow>
          <math:mn>1</math:mn>
        </math:msubsup>
        <math:msup>
          <math:mfenced math:open="" math:close="">
            <math:mrow>
              <math:mi>x</math:mi>
              <math:mo math:stretchy="false">−</math:mo>
              <math:mfrac>
                <math:mrow>
                  <math:mn>2</math:mn>
                  <math:mo math:stretchy="false">+</math:mo>
                  <math:mi>y</math:mi>
                </math:mrow>
                <math:mn>4</math:mn>
              </math:mfrac>
            </math:mrow>
          </math:mfenced>
          <math:mn>2</math:mn>
        </math:msup>
      </math:mrow>
      <math:mfrac>
        <math:mn>2</math:mn>
        <math:mrow>
          <math:mn>2</math:mn>
          <math:mo math:stretchy="false">−</math:mo>
          <math:mi>y</math:mi>
        </math:mrow>
      </math:mfrac>
      <math:mrow>
        <math:mi math:fontstyle="italic">dx</math:mi>
        <math:mo math:stretchy="false">=</math:mo>
        <math:mfrac>
          <math:mn>4</math:mn>
          <math:mrow>
            <math:mn>3</math:mn>
            <math:mrow>
              <math:mo math:stretchy="false">(</math:mo>
              <math:mrow>
                <math:mn>2</math:mn>
                <math:mo math:stretchy="false">−</math:mo>
                <math:mi>y</math:mi>
              </math:mrow>
              <math:mo math:stretchy="false">)</math:mo>
            </math:mrow>
          </math:mrow>
        </math:mfrac>
      </math:mrow>
      <math:mrow>
        <math:mrow>
          <math:msup>
            <math:mfenced math:open="" math:close="">
              <math:mfrac>
                <math:mrow>
                  <math:mn>2</math:mn>
                  <math:mo math:stretchy="false">−</math:mo>
                  <math:mi>y</math:mi>
                </math:mrow>
                <math:mn>4</math:mn>
              </math:mfrac>
            </math:mfenced>
            <math:mn>3</math:mn>
          </math:msup>
          <math:mo math:stretchy="false">=</math:mo>
          <math:mfrac>
            <math:msup>
              <math:mrow>
                <math:mo math:stretchy="false">(</math:mo>
                <math:mrow>
                  <math:mn>2</math:mn>
                  <math:mo math:stretchy="false">−</math:mo>
                  <math:mi>y</math:mi>
                </math:mrow>
                <math:mo math:stretchy="false">)</math:mo>
              </math:mrow>
              <math:mn>2</math:mn>
            </math:msup>
            <math:mrow>
              <math:mn>3</math:mn>
              <math:mo math:stretchy="false">⋅</math:mo>
              <math:msup>
                <math:mn>4</math:mn>
                <math:mn>2</math:mn>
              </math:msup>
            </math:mrow>
          </math:mfrac>
        </math:mrow>
        <math:mo math:stretchy="false">=</math:mo>
        <math:mfrac>
          <math:msup>
            <math:mrow>
              <math:mo math:stretchy="false">(</math:mo>
              <math:mrow>
                <math:mn>2</math:mn>
                <math:mo math:stretchy="false">−</math:mo>
                <math:mi>y</math:mi>
              </math:mrow>
              <math:mo math:stretchy="false">)</math:mo>
            </math:mrow>
            <math:mn>2</math:mn>
          </math:msup>
          <math:mn>48</math:mn>
        </math:mfrac>
      </math:mrow>
    </math:mrow>
    <math:annotation math:encoding="StarMath 5.0">int_{y/2}^1 left ( x - {2 + y} over 4 right )^2 2 over {2 - y} dx = 4 over {3 (2 - y)} left ( {2 - y} over 4 right )^3 = (2 - y)^2 over {3 cdot 4^2} = (2 - y)^2 over 48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i>Y</math:mi>
      </math:msub>
      <math:mrow>
        <math:mrow>
          <math:mo math:stretchy="false">(</math:mo>
          <math:mi>y</math:mi>
          <math:mo math:stretchy="false">)</math:mo>
        </math:mrow>
        <math:mo math:stretchy="false">=</math:mo>
        <math:mfenced math:open="{" math:close="}">
          <math:mrow>
            <math:mtable>
              <math:mtr>
                <math:mtd>
                  <math:mrow>
                    <math:mn>1</math:mn>
                    <math:mo math:stretchy="false">−</math:mo>
                    <math:mrow>
                      <math:mi>y</math:mi>
                      <math:mo math:stretchy="false">/</math:mo>
                      <math:mn>2</math:mn>
                    </math:mrow>
                  </math:mrow>
                </math:mtd>
                <math:mtd>
                  <math:mrow>
                    <math:mrow>
                      <math:mn>0</math:mn>
                      <math:mo math:stretchy="false">≤</math:mo>
                      <math:mi>y</math:mi>
                    </math:mrow>
                    <math:mo math:stretchy="false">≤</math:mo>
                    <math:mn>2</math:mn>
                  </math:mrow>
                </math:mtd>
              </math:mtr>
              <math:mtr>
                <math:mtd>
                  <math:mn>0</math:mn>
                </math:mtd>
                <math:mtd>
                  <math:mtext>elsewhere</math:mtext>
                </math:mtd>
              </math:mtr>
            </math:mtable>
            <math:mi/>
          </math:mrow>
        </math:mfenced>
      </math:mrow>
    </math:mrow>
    <math:annotation math:encoding="StarMath 5.0">p_Y(y) = left lbrace matrix{ 1 - y/2 # 0 &lt;= y &lt;= 2 ## 0 # "elsewhere"} ~~~~~~~~~~~~~~~~~~~~~~~~~~~~~~~~~~~~~~~~~~~~~~~~~~~~~~~~~~~~~~~~~~~~~~~~~~~~~~~~~~~~~~~~ right rbrace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row>
            <math:mo math:stretchy="false">{</math:mo>
            <math:mrow>
              <math:msub>
                <math:mo math:stretchy="false">Λ</math:mo>
                <math:mrow>
                  <math:mrow>
                    <math:mi>X</math:mi>
                    <math:mo math:stretchy="false">∣</math:mo>
                    <math:mi>Y</math:mi>
                  </math:mrow>
                  <math:mrow>
                    <math:mi>X</math:mi>
                    <math:mo math:stretchy="false">∣</math:mo>
                    <math:mi>Y</math:mi>
                  </math:mrow>
                </math:mrow>
              </math:msub>
              <math:mrow>
                <math:mo math:stretchy="false">(</math:mo>
                <math:mi>y</math:mi>
                <math:mo math:stretchy="false">)</math:mo>
              </math:mrow>
            </math:mrow>
            <math:mo math:stretchy="false">}</math:mo>
          </math:mrow>
          <math:mo math:stretchy="false">=</math:mo>
          <math:mfrac>
            <math:msup>
              <math:mn>2</math:mn>
              <math:mn>4</math:mn>
            </math:msup>
            <math:mrow>
              <math:mn>4</math:mn>
              <math:mo math:stretchy="false">⋅</math:mo>
              <math:mn>96</math:mn>
            </math:mrow>
          </math:mfrac>
        </math:mrow>
        <math:mo math:stretchy="false">=</math:mo>
        <math:mfrac>
          <math:mn>1</math:mn>
          <math:mn>24</math:mn>
        </math:mfrac>
      </math:mrow>
    </math:mrow>
    <math:annotation math:encoding="StarMath 5.0">E lbrace %LAMBDA_{X divides Y X divides Y}(y) rbrace = 2^4 over {4 cdot 96} = 1 over 24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Λ</math:mo>
          <math:mrow>
            <math:msub>
              <math:mi>m</math:mi>
              <math:mrow>
                <math:mi>X</math:mi>
                <math:mo math:stretchy="false">∣</math:mo>
                <math:mi>Y</math:mi>
              </math:mrow>
            </math:msub>
            <math:msub>
              <math:mi>m</math:mi>
              <math:mrow>
                <math:mi>X</math:mi>
                <math:mo math:stretchy="false">∣</math:mo>
                <math:mi>Y</math:mi>
              </math:mrow>
            </math:msub>
          </math:mrow>
        </math:msub>
        <math:mo math:stretchy="false">+</math:mo>
        <math:mi>E</math:mi>
      </math:mrow>
      <math:mrow>
        <math:mrow>
          <math:mrow>
            <math:mrow>
              <math:mrow>
                <math:mo math:stretchy="false">{</math:mo>
                <math:mrow>
                  <math:msub>
                    <math:mo math:stretchy="false">Λ</math:mo>
                    <math:mrow>
                      <math:mrow>
                        <math:mi>X</math:mi>
                        <math:mo math:stretchy="false">∣</math:mo>
                        <math:mi>Y</math:mi>
                      </math:mrow>
                      <math:mrow>
                        <math:mi>X</math:mi>
                        <math:mo math:stretchy="false">∣</math:mo>
                        <math:mi>Y</math:mi>
                      </math:mrow>
                    </math:mrow>
                  </math:msub>
                  <math:mrow>
                    <math:mo math:stretchy="false">(</math:mo>
                    <math:mi>y</math:mi>
                    <math:mo math:stretchy="false">)</math:mo>
                  </math:mrow>
                </math:mrow>
                <math:mo math:stretchy="false">}</math:mo>
              </math:mrow>
              <math:mo math:stretchy="false">=</math:mo>
              <math:mrow>
                <math:mfrac>
                  <math:mn>1</math:mn>
                  <math:mn>72</math:mn>
                </math:mfrac>
                <math:mo math:stretchy="false">+</math:mo>
                <math:mfrac>
                  <math:mn>1</math:mn>
                  <math:mn>24</math:mn>
                </math:mfrac>
              </math:mrow>
            </math:mrow>
            <math:mo math:stretchy="false">=</math:mo>
            <math:mfrac>
              <math:mn>4</math:mn>
              <math:mn>72</math:mn>
            </math:mfrac>
          </math:mrow>
          <math:mo math:stretchy="false">=</math:mo>
          <math:mfrac>
            <math:mn>1</math:mn>
            <math:mn>18</math:mn>
          </math:mfrac>
        </math:mrow>
        <math:mo math:stretchy="false">=</math:mo>
        <math:msub>
          <math:mo math:stretchy="false">Λ</math:mo>
          <math:mi math:fontstyle="italic">XX</math:mi>
        </math:msub>
      </math:mrow>
    </math:mrow>
    <math:annotation math:encoding="StarMath 5.0">%LAMBDA_{m_{X divides Y} m_{X divides Y}} + E lbrace %LAMBDA_{X divides Y X divides Y}(y) rbrace = 1 over 72 + 1 over 24 = 4 over 72 = 1 over 18 = %LAMBDA_XX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k</math:mi>
          <math:mo math:stretchy="false">)</math:mo>
        </math:mrow>
        <math:mo math:stretchy="false">−</math:mo>
        <math:mn>0.5</math:mn>
      </math:mrow>
      <math:mi>Y</math:mi>
      <math:mrow>
        <math:mrow>
          <math:mo math:stretchy="false">(</math:mo>
          <math:mrow>
            <math:mi>k</math:mi>
            <math:mo math:stretchy="false">−</math:mo>
            <math:mn>1</math:mn>
          </math:mrow>
          <math:mo math:stretchy="false">)</math:mo>
        </math:mrow>
        <math:mo math:stretchy="false">=</math:mo>
        <math:mi>W</math:mi>
      </math:mrow>
      <math:mrow>
        <math:mrow>
          <math:mo math:stretchy="false">(</math:mo>
          <math:mi>k</math:mi>
          <math:mo math:stretchy="false">)</math:mo>
        </math:mrow>
        <math:mo math:stretchy="false">−</math:mo>
        <math:mn>0.3</math:mn>
      </math:mrow>
      <math:mi>W</math:mi>
      <math:mrow>
        <math:mo math:stretchy="false">(</math:mo>
        <math:mrow>
          <math:mi>k</math:mi>
          <math:mo math:stretchy="false">−</math:mo>
          <math:mn>1</math:mn>
        </math:mrow>
        <math:mo math:stretchy="false">)</math:mo>
      </math:mrow>
    </math:mrow>
    <math:annotation math:encoding="StarMath 5.0">Y(k) - 0.5 Y(k - 1) = W(k) - 0.3 W(k - 1)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Λ</math:mo>
        <math:mrow>
          <math:mrow>
            <math:mi>X</math:mi>
            <math:mo math:stretchy="false">∣</math:mo>
            <math:mi>Y</math:mi>
          </math:mrow>
          <math:mrow>
            <math:mi>X</math:mi>
            <math:mo math:stretchy="false">∣</math:mo>
            <math:mi>Y</math:mi>
          </math:mrow>
        </math:mrow>
      </math:msub>
      <math:mrow>
        <math:mrow>
          <math:mo math:stretchy="false">(</math:mo>
          <math:mi>y</math:mi>
          <math:mo math:stretchy="false">)</math:mo>
        </math:mrow>
        <math:mo math:stretchy="false">=</math:mo>
        <math:mfenced math:open="{" math:close="}">
          <math:mrow>
            <math:mtable>
              <math:mtr>
                <math:mtd>
                  <math:mrow>
                    <math:msup>
                      <math:mrow>
                        <math:mo math:stretchy="false">(</math:mo>
                        <math:mrow>
                          <math:mn>2</math:mn>
                          <math:mo math:stretchy="false">−</math:mo>
                          <math:mi>y</math:mi>
                        </math:mrow>
                        <math:mo math:stretchy="false">)</math:mo>
                      </math:mrow>
                      <math:mn>2</math:mn>
                    </math:msup>
                    <math:mo math:stretchy="false">/</math:mo>
                    <math:mn>48</math:mn>
                  </math:mrow>
                </math:mtd>
                <math:mtd>
                  <math:mrow>
                    <math:mrow>
                      <math:mn>0</math:mn>
                      <math:mo math:stretchy="false">≤</math:mo>
                      <math:mi>y</math:mi>
                    </math:mrow>
                    <math:mo math:stretchy="false">≤</math:mo>
                    <math:mn>2</math:mn>
                  </math:mrow>
                </math:mtd>
              </math:mtr>
              <math:mtr>
                <math:mtd>
                  <math:mn>0</math:mn>
                </math:mtd>
                <math:mtd>
                  <math:mtext>elsewhere</math:mtext>
                </math:mtd>
              </math:mtr>
            </math:mtable>
            <math:mi/>
          </math:mrow>
        </math:mfenced>
      </math:mrow>
    </math:mrow>
    <math:annotation math:encoding="StarMath 5.0">%LAMBDA_{X divides Y X divides Y}(y) = left lbrace matrix{(2 - y)^2 / 48 # 0 &lt;= y &lt;= 2 ## 0 # "elsewhere"} ~~~~~~~~~~~~~~~~~~~~~~~~~~~~~~~~~~~~~~~~~~~~~~~~~~~~~~~~~~~~~~~~~~~~~~~~~~~~~~ right rbrace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o math:stretchy="false">{</math:mo>
          <math:mrow>
            <math:msub>
              <math:mo math:stretchy="false">Λ</math:mo>
              <math:mrow>
                <math:mrow>
                  <math:mi>X</math:mi>
                  <math:mo math:stretchy="false">∣</math:mo>
                  <math:mi>Y</math:mi>
                </math:mrow>
                <math:mrow>
                  <math:mi>X</math:mi>
                  <math:mo math:stretchy="false">∣</math:mo>
                  <math:mi>Y</math:mi>
                </math:mrow>
              </math:mrow>
            </math:msub>
            <math:mrow>
              <math:mo math:stretchy="false">(</math:mo>
              <math:mi>y</math:mi>
              <math:mo math:stretchy="false">)</math:mo>
            </math:mrow>
          </math:mrow>
          <math:mo math:stretchy="false">}</math:mo>
        </math:mrow>
        <math:mo math:stretchy="false">=</math:mo>
        <math:mrow>
          <math:msubsup>
            <math:mo math:stretchy="false">∫</math:mo>
            <math:mrow>
              <math:mo math:stretchy="false">−</math:mo>
              <math:mo math:stretchy="false">∞</math:mo>
            </math:mrow>
            <math:mo math:stretchy="false">∞</math:mo>
          </math:msubsup>
          <math:msub>
            <math:mo math:stretchy="false">Λ</math:mo>
            <math:mrow>
              <math:mrow>
                <math:mi>X</math:mi>
                <math:mo math:stretchy="false">∣</math:mo>
                <math:mi>Y</math:mi>
              </math:mrow>
              <math:mrow>
                <math:mi>X</math:mi>
                <math:mo math:stretchy="false">∣</math:mo>
                <math:mi>Y</math:mi>
              </math:mrow>
            </math:mrow>
          </math:msub>
        </math:mrow>
      </math:mrow>
      <math:mrow>
        <math:mo math:stretchy="false">(</math:mo>
        <math:mi>y</math:mi>
        <math:mo math:stretchy="false">)</math:mo>
      </math:mrow>
      <math:msub>
        <math:mi>p</math:mi>
        <math:mi>Y</math:mi>
      </math:msub>
      <math:mrow>
        <math:mo math:stretchy="false">(</math:mo>
        <math:mi>y</math:mi>
        <math:mo math:stretchy="false">)</math:mo>
      </math:mrow>
      <math:mrow>
        <math:mi math:fontstyle="italic">dy</math:mi>
        <math:mo math:stretchy="false">=</math:mo>
        <math:mrow>
          <math:msubsup>
            <math:mo math:stretchy="false">∫</math:mo>
            <math:mn>0</math:mn>
            <math:mn>2</math:mn>
          </math:msubsup>
          <math:mrow>
            <math:mfrac>
              <math:msup>
                <math:mrow>
                  <math:mo math:stretchy="false">(</math:mo>
                  <math:mrow>
                    <math:mn>2</math:mn>
                    <math:mo math:stretchy="false">−</math:mo>
                    <math:mi>y</math:mi>
                  </math:mrow>
                  <math:mo math:stretchy="false">)</math:mo>
                </math:mrow>
                <math:mn>2</math:mn>
              </math:msup>
              <math:mn>48</math:mn>
            </math:mfrac>
            <math:mrow>
              <math:mo math:stretchy="false">(</math:mo>
              <math:mrow>
                <math:mn>1</math:mn>
                <math:mo math:stretchy="false">−</math:mo>
                <math:mrow>
                  <math:mi>y</math:mi>
                  <math:mo math:stretchy="false">/</math:mo>
                  <math:mn>2</math:mn>
                </math:mrow>
              </math:mrow>
              <math:mo math:stretchy="false">)</math:mo>
            </math:mrow>
          </math:mrow>
        </math:mrow>
      </math:mrow>
      <math:mrow>
        <math:mi math:fontstyle="italic">dy</math:mi>
        <math:mo math:stretchy="false">=</math:mo>
        <math:mrow>
          <math:msubsup>
            <math:mo math:stretchy="false">∫</math:mo>
            <math:mn>0</math:mn>
            <math:mn>2</math:mn>
          </math:msubsup>
          <math:mfrac>
            <math:msup>
              <math:mrow>
                <math:mo math:stretchy="false">(</math:mo>
                <math:mrow>
                  <math:mn>2</math:mn>
                  <math:mo math:stretchy="false">−</math:mo>
                  <math:mi>y</math:mi>
                </math:mrow>
                <math:mo math:stretchy="false">)</math:mo>
              </math:mrow>
              <math:mn>3</math:mn>
            </math:msup>
            <math:mn>96</math:mn>
          </math:mfrac>
        </math:mrow>
      </math:mrow>
      <math:mi math:fontstyle="italic">dy</math:mi>
    </math:mrow>
    <math:annotation math:encoding="StarMath 5.0">E lbrace %LAMBDA_{X divides Y X divides Y}(y) rbrace = int_{-infinity}^infinity %LAMBDA_{X divides Y X divides Y}(y) p_Y(y) dy = int_0^2 {(2 - y)^2 over 48 (1 - y/2)} dy = int_0^2 {(2 - y)^3 over 96} dy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m</math:mi>
          <math:mi>W</math:mi>
        </math:msub>
        <math:mo math:stretchy="false">=</math:mo>
        <math:mn>0,</math:mn>
      </math:mrow>
      <math:mi/>
      <math:msub>
        <math:mo math:stretchy="false">Λ</math:mo>
        <math:mi math:fontstyle="italic">WW</math:mi>
      </math:msub>
      <math:mrow>
        <math:mrow>
          <math:mo math:stretchy="false">(</math:mo>
          <math:mi>l</math:mi>
          <math:mo math:stretchy="false">)</math:mo>
        </math:mrow>
        <math:mo math:stretchy="false">=</math:mo>
        <math:mi>E</math:mi>
      </math:mrow>
      <math:mrow>
        <math:mrow>
          <math:mo math:stretchy="false">{</math:mo>
          <math:mrow>
            <math:mi>W</math:mi>
            <math:mrow>
              <math:mo math:stretchy="false">(</math:mo>
              <math:mrow>
                <math:mi>k</math:mi>
                <math:mo math:stretchy="false">+</math:mo>
                <math:mi>l</math:mi>
              </math:mrow>
              <math:mo math:stretchy="false">)</math:mo>
            </math:mrow>
            <math:mi>W</math:mi>
            <math:mrow>
              <math:mo math:stretchy="false">(</math:mo>
              <math:mi>k</math:mi>
              <math:mo math:stretchy="false">)</math:mo>
            </math:mrow>
          </math:mrow>
          <math:mo math:stretchy="false">}</math:mo>
        </math:mrow>
        <math:mo math:stretchy="false">=</math:mo>
        <math:mo math:stretchy="false">δ</math:mo>
      </math:mrow>
      <math:mrow>
        <math:mo math:stretchy="false">(</math:mo>
        <math:mi>l</math:mi>
        <math:mo math:stretchy="false">)</math:mo>
      </math:mrow>
    </math:mrow>
    <math:annotation math:encoding="StarMath 5.0">m_W = 0,` %LAMBDA_WW(l) = E lbrace W(k + l) W(k) rbrace = %delta(l)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text>Inverse Z-transform, </math:mtext>
      <math:mi>G</math:mi>
      <math:mrow>
        <math:mrow>
          <math:mo math:stretchy="false">(</math:mo>
          <math:mi>k</math:mi>
          <math:mo math:stretchy="false">)</math:mo>
        </math:mrow>
        <math:mo math:stretchy="false">=</math:mo>
        <math:mfenced math:open="{" math:close="}">
          <math:mrow>
            <math:mtable>
              <math:mtr>
                <math:mtd>
                  <math:mrow>
                    <math:mrow>
                      <math:mrow>
                        <math:mn>0.4</math:mn>
                        <math:mo math:stretchy="false">⋅</math:mo>
                        <math:msup>
                          <math:mn>0.5</math:mn>
                          <math:mi>k</math:mi>
                        </math:msup>
                      </math:mrow>
                      <math:mo math:stretchy="false">+</math:mo>
                      <math:mn>0.6</math:mn>
                    </math:mrow>
                    <math:mo math:stretchy="false">δ</math:mo>
                    <math:mrow>
                      <math:mo math:stretchy="false">(</math:mo>
                      <math:mi>k</math:mi>
                      <math:mo math:stretchy="false">)</math:mo>
                    </math:mrow>
                  </math:mrow>
                </math:mtd>
                <math:mtd>
                  <math:mrow>
                    <math:mi>k</math:mi>
                    <math:mo math:stretchy="false">≥</math:mo>
                    <math:mn>0</math:mn>
                  </math:mrow>
                </math:mtd>
              </math:mtr>
              <math:mtr>
                <math:mtd>
                  <math:mn>0</math:mn>
                </math:mtd>
                <math:mtd>
                  <math:mrow>
                    <math:mi>k</math:mi>
                    <math:mo math:stretchy="false">&lt;</math:mo>
                    <math:mn>0</math:mn>
                  </math:mrow>
                </math:mtd>
              </math:mtr>
            </math:mtable>
            <math:mi/>
          </math:mrow>
        </math:mfenced>
      </math:mrow>
    </math:mrow>
    <math:annotation math:encoding="StarMath 5.0">"Inverse Z-transform, " G(k) = left lbrace matrix { 0.4 cdot 0.5^k + 0.6 %delta(k) # k &gt;= 0 ## 0 # k &lt; 0 } ~~~~~~~~~~~~~~~~~~~~~~~~~~~~~~~~~~~~~~~~~~~~~~~~~~~~~~~~~~~~~ right rbrace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Y</math:mi>
            <math:mrow>
              <math:mo math:stretchy="false">(</math:mo>
              <math:mi>z</math:mi>
              <math:mo math:stretchy="false">)</math:mo>
            </math:mrow>
          </math:mrow>
          <math:mrow>
            <math:mi>W</math:mi>
            <math:mrow>
              <math:mo math:stretchy="false">(</math:mo>
              <math:mi>z</math:mi>
              <math:mo math:stretchy="false">)</math:mo>
            </math:mrow>
          </math:mrow>
        </math:mfrac>
        <math:mo math:stretchy="false">=</math:mo>
        <math:mi>G</math:mi>
      </math:mrow>
      <math:mrow>
        <math:mrow>
          <math:mrow>
            <math:mrow>
              <math:mo math:stretchy="false">(</math:mo>
              <math:mi>z</math:mi>
              <math:mo math:stretchy="false">)</math:mo>
            </math:mrow>
            <math:mo math:stretchy="false">=</math:mo>
            <math:mfrac>
              <math:mrow>
                <math:mi>z</math:mi>
                <math:mo math:stretchy="false">−</math:mo>
                <math:mn>0.3</math:mn>
              </math:mrow>
              <math:mrow>
                <math:mi>z</math:mi>
                <math:mo math:stretchy="false">−</math:mo>
                <math:mn>0.5</math:mn>
              </math:mrow>
            </math:mfrac>
          </math:mrow>
          <math:mo math:stretchy="false">=</math:mo>
          <math:mrow>
            <math:mfrac>
              <math:mrow>
                <math:mn>0.4</math:mn>
                <math:mi>z</math:mi>
              </math:mrow>
              <math:mrow>
                <math:mi>z</math:mi>
                <math:mo math:stretchy="false">−</math:mo>
                <math:mn>0.5</math:mn>
              </math:mrow>
            </math:mfrac>
            <math:mo math:stretchy="false">+</math:mo>
            <math:mfrac>
              <math:mrow>
                <math:mn>0.6</math:mn>
                <math:mrow>
                  <math:mi>z</math:mi>
                  <math:mo math:stretchy="false">−</math:mo>
                  <math:mn>0.3</math:mn>
                </math:mrow>
              </math:mrow>
              <math:mrow>
                <math:mi>z</math:mi>
                <math:mo math:stretchy="false">−</math:mo>
                <math:mn>0.5</math:mn>
              </math:mrow>
            </math:mfrac>
          </math:mrow>
        </math:mrow>
        <math:mo math:stretchy="false">=</math:mo>
        <math:mrow>
          <math:mfrac>
            <math:mrow>
              <math:mn>0.4</math:mn>
              <math:mi>z</math:mi>
            </math:mrow>
            <math:mrow>
              <math:mi>z</math:mi>
              <math:mo math:stretchy="false">−</math:mo>
              <math:mn>0.5</math:mn>
            </math:mrow>
          </math:mfrac>
          <math:mo math:stretchy="false">+</math:mo>
          <math:mn>0.6</math:mn>
        </math:mrow>
      </math:mrow>
    </math:mrow>
    <math:annotation math:encoding="StarMath 5.0">{Y(z)} over {W(z)} = G(z) = {z - 0.3} over {z - 0.5} = {0.4 z} over {z - 0.5} + {0.6 z - 0.3} over {z - 0.5} = {0.4 z} over {z - 0.5} + 0.6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Λ</math:mo>
        <math:mi math:fontstyle="italic">YW</math:mi>
      </math:msub>
      <math:mrow>
        <math:mrow>
          <math:mo math:stretchy="false">(</math:mo>
          <math:mi>l</math:mi>
          <math:mo math:stretchy="false">)</math:mo>
        </math:mrow>
        <math:mo math:stretchy="false">=</math:mo>
        <math:mi>E</math:mi>
      </math:mrow>
      <math:mrow>
        <math:mrow>
          <math:mo math:stretchy="false">{</math:mo>
          <math:mrow>
            <math:mi>Y</math:mi>
            <math:mrow>
              <math:mo math:stretchy="false">(</math:mo>
              <math:mrow>
                <math:mi>k</math:mi>
                <math:mo math:stretchy="false">+</math:mo>
                <math:mi>l</math:mi>
              </math:mrow>
              <math:mo math:stretchy="false">)</math:mo>
            </math:mrow>
            <math:mi>W</math:mi>
            <math:mrow>
              <math:mo math:stretchy="false">(</math:mo>
              <math:mi>k</math:mi>
              <math:mo math:stretchy="false">)</math:mo>
            </math:mrow>
          </math:mrow>
          <math:mo math:stretchy="false">}</math:mo>
        </math:mrow>
        <math:mo math:stretchy="false">=</math:mo>
        <math:mrow>
          <math:munderover>
            <math:mo math:stretchy="false">∑</math:mo>
            <math:mrow>
              <math:mi>i</math:mi>
              <math:mo math:stretchy="false">=</math:mo>
              <math:mrow>
                <math:mo math:stretchy="false">−</math:mo>
                <math:mo math:stretchy="false">∞</math:mo>
              </math:mrow>
            </math:mrow>
            <math:mo math:stretchy="false">∞</math:mo>
          </math:munderover>
          <math:mi>G</math:mi>
        </math:mrow>
      </math:mrow>
      <math:mrow>
        <math:mo math:stretchy="false">(</math:mo>
        <math:mi>i</math:mi>
        <math:mo math:stretchy="false">)</math:mo>
      </math:mrow>
      <math:msub>
        <math:mo math:stretchy="false">Λ</math:mo>
        <math:mi math:fontstyle="italic">WW</math:mi>
      </math:msub>
      <math:mrow>
        <math:mrow>
          <math:mo math:stretchy="false">(</math:mo>
          <math:mrow>
            <math:mi>l</math:mi>
            <math:mo math:stretchy="false">−</math:mo>
            <math:mi>i</math:mi>
          </math:mrow>
          <math:mo math:stretchy="false">)</math:mo>
        </math:mrow>
        <math:mo math:stretchy="false">=</math:mo>
        <math:mrow>
          <math:munderover>
            <math:mo math:stretchy="false">∑</math:mo>
            <math:mrow>
              <math:mi>i</math:mi>
              <math:mo math:stretchy="false">=</math:mo>
              <math:mrow>
                <math:mo math:stretchy="false">−</math:mo>
                <math:mo math:stretchy="false">∞</math:mo>
              </math:mrow>
            </math:mrow>
            <math:mo math:stretchy="false">∞</math:mo>
          </math:munderover>
          <math:mi>G</math:mi>
        </math:mrow>
      </math:mrow>
      <math:mrow>
        <math:mo math:stretchy="false">(</math:mo>
        <math:mi>i</math:mi>
        <math:mo math:stretchy="false">)</math:mo>
      </math:mrow>
      <math:mo math:stretchy="false">δ</math:mo>
      <math:mrow>
        <math:mrow>
          <math:mo math:stretchy="false">(</math:mo>
          <math:mrow>
            <math:mi>l</math:mi>
            <math:mo math:stretchy="false">−</math:mo>
            <math:mi>i</math:mi>
          </math:mrow>
          <math:mo math:stretchy="false">)</math:mo>
        </math:mrow>
        <math:mo math:stretchy="false">=</math:mo>
        <math:mi>G</math:mi>
      </math:mrow>
      <math:mrow>
        <math:mrow>
          <math:mo math:stretchy="false">(</math:mo>
          <math:mi>l</math:mi>
          <math:mo math:stretchy="false">)</math:mo>
        </math:mrow>
        <math:mo math:stretchy="false">=</math:mo>
        <math:mfenced math:open="{" math:close="}">
          <math:mrow>
            <math:mtable>
              <math:mtr>
                <math:mtd>
                  <math:mrow>
                    <math:mrow>
                      <math:mrow>
                        <math:mn>0.4</math:mn>
                        <math:mo math:stretchy="false">⋅</math:mo>
                        <math:msup>
                          <math:mn>0.5</math:mn>
                          <math:mi>l</math:mi>
                        </math:msup>
                      </math:mrow>
                      <math:mo math:stretchy="false">+</math:mo>
                      <math:mn>0.6</math:mn>
                    </math:mrow>
                    <math:mo math:stretchy="false">δ</math:mo>
                    <math:mrow>
                      <math:mo math:stretchy="false">(</math:mo>
                      <math:mi>l</math:mi>
                      <math:mo math:stretchy="false">)</math:mo>
                    </math:mrow>
                  </math:mrow>
                </math:mtd>
                <math:mtd>
                  <math:mrow>
                    <math:mi>l</math:mi>
                    <math:mo math:stretchy="false">≥</math:mo>
                    <math:mn>0</math:mn>
                  </math:mrow>
                </math:mtd>
              </math:mtr>
              <math:mtr>
                <math:mtd>
                  <math:mn>0</math:mn>
                </math:mtd>
                <math:mtd>
                  <math:mrow>
                    <math:mi>l</math:mi>
                    <math:mo math:stretchy="false">&lt;</math:mo>
                    <math:mn>0</math:mn>
                  </math:mrow>
                </math:mtd>
              </math:mtr>
            </math:mtable>
            <math:mi/>
          </math:mrow>
        </math:mfenced>
      </math:mrow>
    </math:mrow>
    <math:annotation math:encoding="StarMath 5.0">%LAMBDA_YW(l) = E lbrace Y(k + l) W(k) rbrace = sum from i = -infinity to infinity G(i) %LAMBDA_WW(l - i) = sum from i = -infinity to infinity G(i) %delta(l - i) = G(l) = left lbrace matrix { 0.4 cdot 0.5^l + 0.6 %delta(l) # l &gt;= 0 ## 0 # l &lt; 0 } ~~~~~~~~~~~~~~ right rbrace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Λ</math:mo>
        <math:mi math:fontstyle="italic">YW</math:mi>
      </math:msub>
      <math:mrow>
        <math:mrow>
          <math:mo math:stretchy="false">(</math:mo>
          <math:mi>z</math:mi>
          <math:mo math:stretchy="false">)</math:mo>
        </math:mrow>
        <math:mo math:stretchy="false">=</math:mo>
        <math:mrow>
          <math:munderover>
            <math:mo math:stretchy="false">∑</math:mo>
            <math:mrow>
              <math:mi>l</math:mi>
              <math:mo math:stretchy="false">=</math:mo>
              <math:mrow>
                <math:mo math:stretchy="false">−</math:mo>
                <math:mo math:stretchy="false">∞</math:mo>
              </math:mrow>
            </math:mrow>
            <math:mo math:stretchy="false">∞</math:mo>
          </math:munderover>
          <math:msup>
            <math:mi>z</math:mi>
            <math:mrow>
              <math:mo math:stretchy="false">−</math:mo>
              <math:mi>l</math:mi>
            </math:mrow>
          </math:msup>
        </math:mrow>
      </math:mrow>
      <math:msub>
        <math:mo math:stretchy="false">Λ</math:mo>
        <math:mi math:fontstyle="italic">YW</math:mi>
      </math:msub>
      <math:mrow>
        <math:mrow>
          <math:mo math:stretchy="false">(</math:mo>
          <math:mi>l</math:mi>
          <math:mo math:stretchy="false">)</math:mo>
        </math:mrow>
        <math:mo math:stretchy="false">=</math:mo>
        <math:mfrac>
          <math:mrow>
            <math:mi>z</math:mi>
            <math:mo math:stretchy="false">−</math:mo>
            <math:mn>0.3</math:mn>
          </math:mrow>
          <math:mrow>
            <math:mi>z</math:mi>
            <math:mo math:stretchy="false">−</math:mo>
            <math:mn>0.5</math:mn>
          </math:mrow>
        </math:mfrac>
      </math:mrow>
    </math:mrow>
    <math:annotation math:encoding="StarMath 5.0">%LAMBDA_YW(z) = sum from l = -infinity to infinity z^-l %LAMBDA_YW(l) = {z - 0.3} over {z - 0.5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i>X</math:mi>
      </math:msub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subsup>
            <math:mo math:stretchy="false">∫</math:mo>
            <math:mrow>
              <math:mo math:stretchy="false">−</math:mo>
              <math:mo math:stretchy="false">∞</math:mo>
            </math:mrow>
            <math:mo math:stretchy="false">∞</math:mo>
          </math:msubsup>
          <math:msub>
            <math:mi>p</math:mi>
            <math:mi math:fontstyle="italic">XY</math:mi>
          </math:msub>
        </math:mrow>
      </math:mrow>
      <math:mrow>
        <math:mo math:stretchy="false">(</math:mo>
        <math:mrow>
          <math:mi>x</math:mi>
          <math:mi>,</math:mi>
          <math:mi>y</math:mi>
        </math:mrow>
        <math:mo math:stretchy="false">)</math:mo>
      </math:mrow>
      <math:mrow>
        <math:mi math:fontstyle="italic">dy</math:mi>
        <math:mo math:stretchy="false">=</math:mo>
        <math:mfenced math:open="{" math:close="}">
          <math:mrow>
            <math:mtable>
              <math:mtr>
                <math:mtd>
                  <math:mrow>
                    <math:msubsup>
                      <math:mo math:stretchy="false">∫</math:mo>
                      <math:mn>0</math:mn>
                      <math:mn>2x</math:mn>
                    </math:msubsup>
                    <math:mi math:fontstyle="italic">dy</math:mi>
                  </math:mrow>
                </math:mtd>
                <math:mtd>
                  <math:mrow>
                    <math:mrow>
                      <math:mn>0</math:mn>
                      <math:mo math:stretchy="false">≤</math:mo>
                      <math:mi>x</math:mi>
                    </math:mrow>
                    <math:mo math:stretchy="false">≤</math:mo>
                    <math:mn>1</math:mn>
                  </math:mrow>
                </math:mtd>
              </math:mtr>
              <math:mtr>
                <math:mtd>
                  <math:mn>0</math:mn>
                </math:mtd>
                <math:mtd>
                  <math:mtext>elsewhere</math:mtext>
                </math:mtd>
              </math:mtr>
            </math:mtable>
            <math:mi/>
          </math:mrow>
        </math:mfenced>
      </math:mrow>
    </math:mrow>
    <math:annotation math:encoding="StarMath 5.0">p_X(x) = int_{-infinity}^infinity p_XY(x,y) dy = left lbrace matrix{ int_0^2x dy # 0 &lt;= x &lt;= 1 ## 0 # "elsewhere"} ~~~~~~~~~~~~~~~~~~~~~~~~~~~~~~~~~~~~~~~~~~~~~~~~~~~~~~~~~~~~~~~~~~~~ right rbrace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text>plots on next page</math:mtext>
    <math:annotation math:encoding="StarMath 5.0">"plots on next page"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Λ</math:mo>
        <math:mi math:fontstyle="italic">WY</math:mi>
      </math:msub>
      <math:mrow>
        <math:mrow>
          <math:mo math:stretchy="false">(</math:mo>
          <math:mi>l</math:mi>
          <math:mo math:stretchy="false">)</math:mo>
        </math:mrow>
        <math:mo math:stretchy="false">=</math:mo>
        <math:mi>E</math:mi>
      </math:mrow>
      <math:mrow>
        <math:mrow>
          <math:mo math:stretchy="false">{</math:mo>
          <math:mrow>
            <math:mi>W</math:mi>
            <math:mrow>
              <math:mo math:stretchy="false">(</math:mo>
              <math:mrow>
                <math:mi>k</math:mi>
                <math:mo math:stretchy="false">+</math:mo>
                <math:mi>l</math:mi>
              </math:mrow>
              <math:mo math:stretchy="false">)</math:mo>
            </math:mrow>
            <math:mi>Y</math:mi>
            <math:mrow>
              <math:mo math:stretchy="false">(</math:mo>
              <math:mi>k</math:mi>
              <math:mo math:stretchy="false">)</math:mo>
            </math:mrow>
          </math:mrow>
          <math:mo math:stretchy="false">}</math:mo>
        </math:mrow>
        <math:mo math:stretchy="false">=</math:mo>
        <math:msubsup>
          <math:mo math:stretchy="false">Λ</math:mo>
          <math:mi math:fontstyle="italic">YW</math:mi>
          <math:mi>T</math:mi>
        </math:msubsup>
      </math:mrow>
      <math:mrow>
        <math:mrow>
          <math:mo math:stretchy="false">(</math:mo>
          <math:mrow>
            <math:mo math:stretchy="false">−</math:mo>
            <math:mi>l</math:mi>
          </math:mrow>
          <math:mo math:stretchy="false">)</math:mo>
        </math:mrow>
        <math:mo math:stretchy="false">=</math:mo>
        <math:mi>G</math:mi>
      </math:mrow>
      <math:mrow>
        <math:mrow>
          <math:mo math:stretchy="false">(</math:mo>
          <math:mrow>
            <math:mo math:stretchy="false">−</math:mo>
            <math:mi>l</math:mi>
          </math:mrow>
          <math:mo math:stretchy="false">)</math:mo>
        </math:mrow>
        <math:mo math:stretchy="false">=</math:mo>
        <math:mfenced math:open="{" math:close="}">
          <math:mrow>
            <math:mtable>
              <math:mtr>
                <math:mtd>
                  <math:mrow>
                    <math:mrow>
                      <math:mrow>
                        <math:mn>0.4</math:mn>
                        <math:mo math:stretchy="false">⋅</math:mo>
                        <math:msup>
                          <math:mn>0.5</math:mn>
                          <math:mrow>
                            <math:mo math:stretchy="false">−</math:mo>
                            <math:mi>l</math:mi>
                          </math:mrow>
                        </math:msup>
                      </math:mrow>
                      <math:mo math:stretchy="false">+</math:mo>
                      <math:mn>0.6</math:mn>
                    </math:mrow>
                    <math:mo math:stretchy="false">δ</math:mo>
                    <math:mrow>
                      <math:mo math:stretchy="false">(</math:mo>
                      <math:mrow>
                        <math:mo math:stretchy="false">−</math:mo>
                        <math:mi>l</math:mi>
                      </math:mrow>
                      <math:mo math:stretchy="false">)</math:mo>
                    </math:mrow>
                  </math:mrow>
                </math:mtd>
                <math:mtd>
                  <math:mrow>
                    <math:mi>l</math:mi>
                    <math:mo math:stretchy="false">≤</math:mo>
                    <math:mn>0</math:mn>
                  </math:mrow>
                </math:mtd>
              </math:mtr>
              <math:mtr>
                <math:mtd>
                  <math:mn>0</math:mn>
                </math:mtd>
                <math:mtd>
                  <math:mrow>
                    <math:mi>l</math:mi>
                    <math:mo math:stretchy="false">&gt;</math:mo>
                    <math:mn>0</math:mn>
                  </math:mrow>
                </math:mtd>
              </math:mtr>
            </math:mtable>
            <math:mi/>
          </math:mrow>
        </math:mfenced>
      </math:mrow>
    </math:mrow>
    <math:annotation math:encoding="StarMath 5.0">%LAMBDA_WY(l) = E lbrace W(k + l) Y(k) rbrace = %LAMBDA_YW^T(-l) = G(-l) = left lbrace matrix { 0.4 cdot 0.5^-l + 0.6 %delta(-l) # l &lt;= 0 ## 0 # l &gt; 0 } ~~~~~~~~~~~~~~~~~~~~~~~~~~~~~~~~~~~~~~ right rbrace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Λ</math:mo>
        <math:mi math:fontstyle="italic">WY</math:mi>
      </math:msub>
      <math:mrow>
        <math:mrow>
          <math:mo math:stretchy="false">(</math:mo>
          <math:mi>z</math:mi>
          <math:mo math:stretchy="false">)</math:mo>
        </math:mrow>
        <math:mo math:stretchy="false">=</math:mo>
        <math:mrow>
          <math:munderover>
            <math:mo math:stretchy="false">∑</math:mo>
            <math:mrow>
              <math:mi>l</math:mi>
              <math:mo math:stretchy="false">=</math:mo>
              <math:mrow>
                <math:mo math:stretchy="false">−</math:mo>
                <math:mo math:stretchy="false">∞</math:mo>
              </math:mrow>
            </math:mrow>
            <math:mo math:stretchy="false">∞</math:mo>
          </math:munderover>
          <math:msup>
            <math:mi>z</math:mi>
            <math:mrow>
              <math:mo math:stretchy="false">−</math:mo>
              <math:mi>l</math:mi>
            </math:mrow>
          </math:msup>
        </math:mrow>
      </math:mrow>
      <math:msub>
        <math:mo math:stretchy="false">Λ</math:mo>
        <math:mi math:fontstyle="italic">WY</math:mi>
      </math:msub>
      <math:mrow>
        <math:mrow>
          <math:mo math:stretchy="false">(</math:mo>
          <math:mi>l</math:mi>
          <math:mo math:stretchy="false">)</math:mo>
        </math:mrow>
        <math:mo math:stretchy="false">=</math:mo>
        <math:msub>
          <math:mo math:stretchy="false">Λ</math:mo>
          <math:mi math:fontstyle="italic">YW</math:mi>
        </math:msub>
      </math:mrow>
      <math:mrow>
        <math:mrow>
          <math:mrow>
            <math:mo math:stretchy="false">(</math:mo>
            <math:msup>
              <math:mi>z</math:mi>
              <math:mrow>
                <math:mo math:stretchy="false">−</math:mo>
                <math:mn>1</math:mn>
              </math:mrow>
            </math:msup>
            <math:mo math:stretchy="false">)</math:mo>
          </math:mrow>
          <math:mo math:stretchy="false">=</math:mo>
          <math:mfrac>
            <math:mrow>
              <math:msup>
                <math:mi>z</math:mi>
                <math:mrow>
                  <math:mo math:stretchy="false">−</math:mo>
                  <math:mn>1</math:mn>
                </math:mrow>
              </math:msup>
              <math:mo math:stretchy="false">−</math:mo>
              <math:mn>0.3</math:mn>
            </math:mrow>
            <math:mrow>
              <math:msup>
                <math:mi>z</math:mi>
                <math:mrow>
                  <math:mo math:stretchy="false">−</math:mo>
                  <math:mn>1</math:mn>
                </math:mrow>
              </math:msup>
              <math:mo math:stretchy="false">−</math:mo>
              <math:mn>0.5</math:mn>
            </math:mrow>
          </math:mfrac>
        </math:mrow>
        <math:mo math:stretchy="false">=</math:mo>
        <math:mfrac>
          <math:mrow>
            <math:mn>0.3</math:mn>
            <math:mrow>
              <math:mi>z</math:mi>
              <math:mo math:stretchy="false">−</math:mo>
              <math:mn>1</math:mn>
            </math:mrow>
          </math:mrow>
          <math:mrow>
            <math:mn>0.5</math:mn>
            <math:mrow>
              <math:mi>z</math:mi>
              <math:mo math:stretchy="false">−</math:mo>
              <math:mn>1</math:mn>
            </math:mrow>
          </math:mrow>
        </math:mfrac>
      </math:mrow>
    </math:mrow>
    <math:annotation math:encoding="StarMath 5.0">%LAMBDA_WY(z) = sum from l = -infinity to infinity z^-l %LAMBDA_WY(l) = %LAMBDA_YW(z^-1) = {z^-1 - 0.3} over {z^-1 - 0.5} = {0.3 z - 1} over {0.5 z - 1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text>Z-transform gives </math:mtext>
      <math:mi>Y</math:mi>
      <math:mrow>
        <math:mrow>
          <math:mo math:stretchy="false">(</math:mo>
          <math:mi>z</math:mi>
          <math:mo math:stretchy="false">)</math:mo>
        </math:mrow>
        <math:mo math:stretchy="false">−</math:mo>
        <math:mn>0.5</math:mn>
      </math:mrow>
      <math:msup>
        <math:mi>z</math:mi>
        <math:mrow>
          <math:mo math:stretchy="false">−</math:mo>
          <math:mn>1</math:mn>
        </math:mrow>
      </math:msup>
      <math:mi>Y</math:mi>
      <math:mrow>
        <math:mrow>
          <math:mo math:stretchy="false">(</math:mo>
          <math:mi>z</math:mi>
          <math:mo math:stretchy="false">)</math:mo>
        </math:mrow>
        <math:mo math:stretchy="false">=</math:mo>
        <math:mi>W</math:mi>
      </math:mrow>
      <math:mrow>
        <math:mrow>
          <math:mo math:stretchy="false">(</math:mo>
          <math:mi>z</math:mi>
          <math:mo math:stretchy="false">)</math:mo>
        </math:mrow>
        <math:mo math:stretchy="false">−</math:mo>
        <math:mn>0.3</math:mn>
      </math:mrow>
      <math:msup>
        <math:mi>z</math:mi>
        <math:mrow>
          <math:mo math:stretchy="false">−</math:mo>
          <math:mn>1</math:mn>
        </math:mrow>
      </math:msup>
      <math:mi>W</math:mi>
      <math:mrow>
        <math:mo math:stretchy="false">(</math:mo>
        <math:mi>z</math:mi>
        <math:mo math:stretchy="false">)</math:mo>
      </math:mrow>
    </math:mrow>
    <math:annotation math:encoding="StarMath 5.0">"Z-transform gives " Y(z) - 0.5 z^-1 Y(z) = W(z) - 0.3 z^-1 W(z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i>X</math:mi>
      </math:msub>
      <math:mrow>
        <math:mrow>
          <math:mo math:stretchy="false">(</math:mo>
          <math:mi>x</math:mi>
          <math:mo math:stretchy="false">)</math:mo>
        </math:mrow>
        <math:mo math:stretchy="false">=</math:mo>
        <math:mfenced math:open="{" math:close="}">
          <math:mrow>
            <math:mtable>
              <math:mtr>
                <math:mtd>
                  <math:mn>2x</math:mn>
                </math:mtd>
                <math:mtd>
                  <math:mrow>
                    <math:mrow>
                      <math:mn>0</math:mn>
                      <math:mo math:stretchy="false">≤</math:mo>
                      <math:mi>x</math:mi>
                    </math:mrow>
                    <math:mo math:stretchy="false">≤</math:mo>
                    <math:mn>1</math:mn>
                  </math:mrow>
                </math:mtd>
              </math:mtr>
              <math:mtr>
                <math:mtd>
                  <math:mn>0</math:mn>
                </math:mtd>
                <math:mtd>
                  <math:mtext>elsewhere</math:mtext>
                </math:mtd>
              </math:mtr>
            </math:mtable>
            <math:mi/>
          </math:mrow>
        </math:mfenced>
      </math:mrow>
    </math:mrow>
    <math:annotation math:encoding="StarMath 5.0">p_X(x) = left lbrace matrix{ 2x # 0 &lt;= x &lt;= 1 ## 0 # "elsewhere"} ~~~~~~~~~~~~~~~~~~~~~~~~~~~~~~~~~~~~~~~~~~~~~~~~~~~~~~~~~~~~~~~~~~~~~~~~~~~~~~~~~~~~~~~~~~~~~ right rbrace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m</math:mi>
          <math:mi>X</math:mi>
        </math:msub>
        <math:mo math:stretchy="false">=</math:mo>
        <math:mi>E</math:mi>
      </math:mrow>
      <math:mrow>
        <math:mrow>
          <math:mo math:stretchy="false">{</math:mo>
          <math:mi>X</math:mi>
          <math:mo math:stretchy="false">}</math:mo>
        </math:mrow>
        <math:mo math:stretchy="false">=</math:mo>
        <math:mrow>
          <math:msubsup>
            <math:mo math:stretchy="false">∫</math:mo>
            <math:mrow>
              <math:mo math:stretchy="false">−</math:mo>
              <math:mo math:stretchy="false">∞</math:mo>
            </math:mrow>
            <math:mo math:stretchy="false">∞</math:mo>
          </math:msubsup>
          <math:mi>x</math:mi>
        </math:mrow>
      </math:mrow>
      <math:msub>
        <math:mi>p</math:mi>
        <math:mi>X</math:mi>
      </math:msub>
      <math:mrow>
        <math:mo math:stretchy="false">(</math:mo>
        <math:mi>x</math:mi>
        <math:mo math:stretchy="false">)</math:mo>
      </math:mrow>
      <math:mrow>
        <math:mi math:fontstyle="italic">dx</math:mi>
        <math:mo math:stretchy="false">=</math:mo>
        <math:mrow>
          <math:msubsup>
            <math:mo math:stretchy="false">∫</math:mo>
            <math:mn>0</math:mn>
            <math:mn>1</math:mn>
          </math:msubsup>
          <math:mn>2</math:mn>
        </math:mrow>
      </math:mrow>
      <math:msup>
        <math:mi>x</math:mi>
        <math:mn>2</math:mn>
      </math:msup>
      <math:mrow>
        <math:mi math:fontstyle="italic">dx</math:mi>
        <math:mo math:stretchy="false">=</math:mo>
        <math:mfrac>
          <math:mn>2</math:mn>
          <math:mn>3</math:mn>
        </math:mfrac>
      </math:mrow>
    </math:mrow>
    <math:annotation math:encoding="StarMath 5.0">m_X = E lbrace X rbrace = int_{-infinity}^infinity x p_X(x) dx = int_0^1 2 x^2 dx = 2 over 3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Λ</math:mo>
          <math:mi math:fontstyle="italic">XX</math:mi>
        </math:msub>
        <math:mo math:stretchy="false">=</math:mo>
        <math:mrow>
          <math:msubsup>
            <math:mo math:stretchy="false">∫</math:mo>
            <math:mrow>
              <math:mo math:stretchy="false">−</math:mo>
              <math:mo math:stretchy="false">∞</math:mo>
            </math:mrow>
            <math:mo math:stretchy="false">∞</math:mo>
          </math:msubsup>
          <math:msup>
            <math:mrow>
              <math:mo math:stretchy="false">(</math:mo>
              <math:mrow>
                <math:mi>x</math:mi>
                <math:mo math:stretchy="false">−</math:mo>
                <math:msub>
                  <math:mi>m</math:mi>
                  <math:mi>X</math:mi>
                </math:msub>
              </math:mrow>
              <math:mo math:stretchy="false">)</math:mo>
            </math:mrow>
            <math:mn>2</math:mn>
          </math:msup>
        </math:mrow>
      </math:mrow>
      <math:msub>
        <math:mi>p</math:mi>
        <math:mi>X</math:mi>
      </math:msub>
      <math:mrow>
        <math:mo math:stretchy="false">(</math:mo>
        <math:mi>x</math:mi>
        <math:mo math:stretchy="false">)</math:mo>
      </math:mrow>
      <math:mrow>
        <math:mi math:fontstyle="italic">dx</math:mi>
        <math:mo math:stretchy="false">=</math:mo>
        <math:mrow>
          <math:mrow>
            <math:msubsup>
              <math:mo math:stretchy="false">∫</math:mo>
              <math:mn>0</math:mn>
              <math:mn>1</math:mn>
            </math:msubsup>
            <math:msup>
              <math:mrow>
                <math:mo math:stretchy="false">(</math:mo>
                <math:mrow>
                  <math:mi>x</math:mi>
                  <math:mo math:stretchy="false">−</math:mo>
                  <math:mrow>
                    <math:mn>2</math:mn>
                    <math:mo math:stretchy="false">/</math:mo>
                    <math:mn>3</math:mn>
                  </math:mrow>
                </math:mrow>
                <math:mo math:stretchy="false">)</math:mo>
              </math:mrow>
              <math:mn>2</math:mn>
            </math:msup>
          </math:mrow>
          <math:mo math:stretchy="false">⋅</math:mo>
          <math:mn>2</math:mn>
        </math:mrow>
      </math:mrow>
      <math:mi>x</math:mi>
      <math:mrow>
        <math:mi math:fontstyle="italic">dx</math:mi>
        <math:mo math:stretchy="false">=</math:mo>
        <math:mrow>
          <math:msubsup>
            <math:mo math:stretchy="false">∫</math:mo>
            <math:mn>0</math:mn>
            <math:mn>1</math:mn>
          </math:msubsup>
          <math:mrow>
            <math:mo math:stretchy="false">(</math:mo>
            <math:mrow>
              <math:mn>2</math:mn>
              <math:mrow>
                <math:msup>
                  <math:mi>x</math:mi>
                  <math:mn>3</math:mn>
                </math:msup>
                <math:mo math:stretchy="false">−</math:mo>
                <math:mn>8</math:mn>
              </math:mrow>
              <math:mrow>
                <math:mrow>
                  <math:msup>
                    <math:mi>x</math:mi>
                    <math:mn>2</math:mn>
                  </math:msup>
                  <math:mo math:stretchy="false">/</math:mo>
                  <math:mn>3</math:mn>
                </math:mrow>
                <math:mo math:stretchy="false">+</math:mo>
                <math:mn>8</math:mn>
              </math:mrow>
              <math:mrow>
                <math:mi>x</math:mi>
                <math:mo math:stretchy="false">/</math:mo>
                <math:mn>9</math:mn>
              </math:mrow>
            </math:mrow>
            <math:mo math:stretchy="false">)</math:mo>
          </math:mrow>
        </math:mrow>
      </math:mrow>
      <math:mrow>
        <math:mrow>
          <math:mi math:fontstyle="italic">dx</math:mi>
          <math:mo math:stretchy="false">=</math:mo>
          <math:mrow>
            <math:mrow>
              <math:mfrac>
                <math:mn>1</math:mn>
                <math:mn>2</math:mn>
              </math:mfrac>
              <math:mo math:stretchy="false">−</math:mo>
              <math:mfrac>
                <math:mn>8</math:mn>
                <math:mn>9</math:mn>
              </math:mfrac>
            </math:mrow>
            <math:mo math:stretchy="false">+</math:mo>
            <math:mfrac>
              <math:mn>4</math:mn>
              <math:mn>9</math:mn>
            </math:mfrac>
          </math:mrow>
        </math:mrow>
        <math:mo math:stretchy="false">=</math:mo>
        <math:mfrac>
          <math:mn>1</math:mn>
          <math:mn>18</math:mn>
        </math:mfrac>
      </math:mrow>
    </math:mrow>
    <math:annotation math:encoding="StarMath 5.0">%LAMBDA_XX = int_{-infinity}^infinity (x - m_X)^2 p_X(x) dx = int_0^1 (x - 2/3)^2 cdot 2 x dx = int_0^1 (2 x^3 - 8 x^2/3 + 8 x /9) dx = 1 over 2 - 8 over 9 + 4 over 9 = 1 over 18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row>
          <math:mi>X</math:mi>
          <math:mo math:stretchy="false">∣</math:mo>
          <math:mi>Y</math:mi>
        </math:mrow>
      </math:msub>
      <math:mrow>
        <math:mrow>
          <math:mrow>
            <math:mo math:stretchy="false">(</math:mo>
            <math:mrow>
              <math:mi>x</math:mi>
              <math:mo math:stretchy="false">∣</math:mo>
              <math:mi>y</math:mi>
            </math:mrow>
            <math:mo math:stretchy="false">)</math:mo>
          </math:mrow>
          <math:mo math:stretchy="false">=</math:mo>
          <math:mfrac>
            <math:mrow>
              <math:msub>
                <math:mi>p</math:mi>
                <math:mi math:fontstyle="italic">XY</math:mi>
              </math:msub>
              <math:mrow>
                <math:mo math:stretchy="false">(</math:mo>
                <math:mrow>
                  <math:mi>x</math:mi>
                  <math:mi>,</math:mi>
                  <math:mi>y</math:mi>
                </math:mrow>
                <math:mo math:stretchy="false">)</math:mo>
              </math:mrow>
            </math:mrow>
            <math:mrow>
              <math:msub>
                <math:mi>p</math:mi>
                <math:mi>Y</math:mi>
              </math:msub>
              <math:mrow>
                <math:mo math:stretchy="false">(</math:mo>
                <math:mi>y</math:mi>
                <math:mo math:stretchy="false">)</math:mo>
              </math:mrow>
            </math:mrow>
          </math:mfrac>
        </math:mrow>
        <math:mo math:stretchy="false">=</math:mo>
        <math:mfenced math:open="{" math:close="}">
          <math:mrow>
            <math:mtable>
              <math:mtr>
                <math:mtd>
                  <math:mrow>
                    <math:mn>2</math:mn>
                    <math:mo math:stretchy="false">/</math:mo>
                    <math:mrow>
                      <math:mo math:stretchy="false">(</math:mo>
                      <math:mrow>
                        <math:mn>2</math:mn>
                        <math:mo math:stretchy="false">−</math:mo>
                        <math:mi>y</math:mi>
                      </math:mrow>
                      <math:mo math:stretchy="false">)</math:mo>
                    </math:mrow>
                  </math:mrow>
                </math:mtd>
                <math:mtd>
                  <math:mrow>
                    <math:mrow>
                      <math:mrow>
                        <math:mn>0</math:mn>
                        <math:mo math:stretchy="false">≤</math:mo>
                        <math:mi>y</math:mi>
                      </math:mrow>
                      <math:mo math:stretchy="false">≤</math:mo>
                      <math:mn>2</math:mn>
                    </math:mrow>
                    <math:mrow>
                      <math:mi>x</math:mi>
                      <math:mo math:stretchy="false">≤</math:mo>
                      <math:mn>2</math:mn>
                    </math:mrow>
                  </math:mrow>
                </math:mtd>
              </math:mtr>
              <math:mtr>
                <math:mtd>
                  <math:mn>0</math:mn>
                </math:mtd>
                <math:mtd>
                  <math:mtext>elsewhere</math:mtext>
                </math:mtd>
              </math:mtr>
            </math:mtable>
            <math:mi/>
          </math:mrow>
        </math:mfenced>
      </math:mrow>
    </math:mrow>
    <math:annotation math:encoding="StarMath 5.0">p_{X divides Y}(x divides y) = {p_XY(x,y)} over {p_Y(y)} = left lbrace matrix{ 2/(2 - y) # 0 &lt;= y &lt;= 2 x &lt;= 2 ## 0 # "elsewhere"} ~~~~~~~~~~~~~~~~~~~~~~~~~~~~~~~~~~~~~~~~~~~~~~~~~~~~~~~~~~~~~~~~~ right rbrace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o math:stretchy="false">{</math:mo>
          <math:mrow>
            <math:mrow>
              <math:mi>X</math:mi>
              <math:mo math:stretchy="false">∣</math:mo>
              <math:mi>Y</math:mi>
            </math:mrow>
            <math:mo math:stretchy="false">=</math:mo>
            <math:mi>y</math:mi>
          </math:mrow>
          <math:mo math:stretchy="false">}</math:mo>
        </math:mrow>
        <math:mo math:stretchy="false">=</math:mo>
        <math:mrow>
          <math:msubsup>
            <math:mo math:stretchy="false">∫</math:mo>
            <math:mrow>
              <math:mo math:stretchy="false">−</math:mo>
              <math:mo math:stretchy="false">∞</math:mo>
            </math:mrow>
            <math:mo math:stretchy="false">∞</math:mo>
          </math:msubsup>
          <math:mi>x</math:mi>
        </math:mrow>
      </math:mrow>
      <math:msub>
        <math:mi>p</math:mi>
        <math:mrow>
          <math:mi>X</math:mi>
          <math:mo math:stretchy="false">∣</math:mo>
          <math:mi>Y</math:mi>
        </math:mrow>
      </math:msub>
      <math:mrow>
        <math:mo math:stretchy="false">(</math:mo>
        <math:mrow>
          <math:mi>x</math:mi>
          <math:mo math:stretchy="false">∣</math:mo>
          <math:mi>y</math:mi>
        </math:mrow>
        <math:mo math:stretchy="false">)</math:mo>
      </math:mrow>
      <math:mrow>
        <math:mi math:fontstyle="italic">dx</math:mi>
        <math:mo math:stretchy="false">=</math:mo>
        <math:mfenced math:open="{" math:close="}">
          <math:mrow>
            <math:mtable>
              <math:mtr>
                <math:mtd>
                  <math:mrow>
                    <math:mrow>
                      <math:msubsup>
                        <math:mo math:stretchy="false">∫</math:mo>
                        <math:mrow>
                          <math:mi>y</math:mi>
                          <math:mo math:stretchy="false">/</math:mo>
                          <math:mn>2</math:mn>
                        </math:mrow>
                        <math:mn>1</math:mn>
                      </math:msubsup>
                      <math:mrow>
                        <math:mo math:stretchy="false">(</math:mo>
                        <math:mrow>
                          <math:mn>2</math:mn>
                          <math:mrow>
                            <math:mi>x</math:mi>
                            <math:mo math:stretchy="false">/</math:mo>
                            <math:mrow>
                              <math:mo math:stretchy="false">(</math:mo>
                              <math:mrow>
                                <math:mn>2</math:mn>
                                <math:mo math:stretchy="false">−</math:mo>
                                <math:mi>y</math:mi>
                              </math:mrow>
                              <math:mo math:stretchy="false">)</math:mo>
                            </math:mrow>
                          </math:mrow>
                        </math:mrow>
                        <math:mo math:stretchy="false">)</math:mo>
                      </math:mrow>
                    </math:mrow>
                    <math:mi math:fontstyle="italic">dx</math:mi>
                  </math:mrow>
                </math:mtd>
                <math:mtd>
                  <math:mrow>
                    <math:mrow>
                      <math:mn>0</math:mn>
                      <math:mo math:stretchy="false">≤</math:mo>
                      <math:mi>y</math:mi>
                    </math:mrow>
                    <math:mo math:stretchy="false">≤</math:mo>
                    <math:mn>2</math:mn>
                  </math:mrow>
                </math:mtd>
              </math:mtr>
              <math:mtr>
                <math:mtd>
                  <math:mn>0</math:mn>
                </math:mtd>
                <math:mtd>
                  <math:mtext>elsewhere</math:mtext>
                </math:mtd>
              </math:mtr>
            </math:mtable>
            <math:mi/>
          </math:mrow>
        </math:mfenced>
      </math:mrow>
    </math:mrow>
    <math:annotation math:encoding="StarMath 5.0">E lbrace X divides Y = y rbrace = int_{-infinity}^infinity x p_{X divides Y}(x divides y) dx = left lbrace matrix{int_{y/2}^1 (2 x / (2 - y)) dx # 0 &lt;= y &lt;= 2 ## 0 # "elsewhere"} ~~~~~~~~~~~~~~~~~~~~~~~~~~~~~~~~~~~~~~~~~~~~~~~~ right rbrace</math:annotation>
  </math:semantics>
</math:math>
</file>